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59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58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2cab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f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3476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ec8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a4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2fd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466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173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35f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2869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a66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e7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84e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b9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0b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2c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4a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1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69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a7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3e7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6bb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4f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161cb4" officeooo:paragraph-rsid="40161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15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b8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49857d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47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8d52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384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9d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cd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574ae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ba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c20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d89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10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ed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2bc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336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8e8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d4a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16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3b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9fb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b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d5e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94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45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35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b3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b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bb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b8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f16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41a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5c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36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273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de4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216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bc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8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4d0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735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d86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d3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fee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3ef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fd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a8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514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688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fa7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ec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8f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d3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f40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821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fb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ff2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f02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150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263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f6c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5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16b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efc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fd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17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0df7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edd6ec" officeooo:paragraph-rsid="41111f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c4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d2e4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206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71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64c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45b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29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fec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ce4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bcd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c8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3d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57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ff5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14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963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4c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8096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9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8f5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e94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9d1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cde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283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fc3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dbf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6453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08a2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3f2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7a5e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772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9f4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33a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fe96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5d4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cfc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3f7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01c7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1e2e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321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539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5d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b58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2cab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8152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826b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04ed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79a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c2c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c75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9f4e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98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8ba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21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95b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9be7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0c8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541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228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9f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ddf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330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2fe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abd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cae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f1e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41d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3fa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be3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4f8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6dc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639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aa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72e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ad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7e6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d2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2a8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f5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0aeb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3cbb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85c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43a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3d9c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f7a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3353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3319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f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f11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4e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f7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92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bf4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a94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52a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508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c0b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a9e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254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5e4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77e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0e2f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1d9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687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325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5f3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343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85c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2b6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c9f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fba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60b7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7f54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932c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17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a5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7f54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60b7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6aff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6cdb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67a8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b280" style:font-name-asian="標楷體1" style:font-size-asian="17pt" style:language-asian="zh" style:country-asian="TW" style:font-weight-asian="bold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P24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c1d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6dc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e66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6e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df004c"/>
    </style:style>
    <style:style style:name="T3" style:family="text">
      <style:text-properties style:text-underline-style="solid" style:text-underline-width="auto" style:text-underline-color="font-color" officeooo:rsid="12306769"/>
    </style:style>
    <style:style style:name="T4" style:family="text">
      <style:text-properties style:font-name="標楷體1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062ffbb" style:font-name-asian="標楷體1"/>
    </style:style>
    <style:style style:name="T7" style:family="text">
      <style:text-properties style:font-name="標楷體1" officeooo:rsid="40748320" style:font-name-asian="標楷體1"/>
    </style:style>
    <style:style style:name="T8" style:family="text">
      <style:text-properties style:font-name="標楷體1" officeooo:rsid="4074a45a" style:font-name-asian="標楷體1"/>
    </style:style>
    <style:style style:name="T9" style:family="text">
      <style:text-properties style:font-name="標楷體1" officeooo:rsid="41469d86" style:font-name-asian="標楷體1"/>
    </style:style>
    <style:style style:name="T10" style:family="text">
      <style:text-properties style:font-name="標楷體1" officeooo:rsid="41635688" style:font-name-asian="標楷體1"/>
    </style:style>
    <style:style style:name="T11" style:family="text">
      <style:text-properties style:font-name="標楷體1" officeooo:rsid="4186ef52" style:font-name-asian="標楷體1"/>
    </style:style>
    <style:style style:name="T12" style:family="text">
      <style:text-properties style:font-name="標楷體1" officeooo:rsid="419714e9" style:font-name-asian="標楷體1"/>
    </style:style>
    <style:style style:name="T13" style:family="text">
      <style:text-properties style:font-name="標楷體1" officeooo:rsid="42ab9aff" style:font-name-asian="標楷體1"/>
    </style:style>
    <style:style style:name="T14" style:family="text">
      <style:text-properties style:font-name="標楷體1" officeooo:rsid="42f7066e" style:font-name-asian="標楷體1"/>
    </style:style>
    <style:style style:name="T15" style:family="text">
      <style:text-properties style:font-name="標楷體1" officeooo:rsid="439664cf" style:font-name-asian="標楷體1"/>
    </style:style>
    <style:style style:name="T16" style:family="text">
      <style:text-properties style:font-name="標楷體1" officeooo:rsid="440e2f77" style:font-name-asian="標楷體1"/>
    </style:style>
    <style:style style:name="T17" style:family="text">
      <style:text-properties style:font-name="標楷體1" officeooo:rsid="4410c097" style:font-name-asian="標楷體1"/>
    </style:style>
    <style:style style:name="T18" style:family="text">
      <style:text-properties style:font-name="標楷體1" officeooo:rsid="441a9e4c" style:font-name-asian="標楷體1"/>
    </style:style>
    <style:style style:name="T19" style:family="text">
      <style:text-properties style:font-name="標楷體1" officeooo:rsid="444c9fb8" style:font-name-asian="標楷體1"/>
    </style:style>
    <style:style style:name="T20" style:family="text">
      <style:text-properties style:font-name="標楷體1" officeooo:rsid="444fba87" style:font-name-asian="標楷體1"/>
    </style:style>
    <style:style style:name="T21" style:family="text">
      <style:text-properties style:font-name="標楷體1" officeooo:rsid="4450cb1e" style:font-name-asian="標楷體1"/>
    </style:style>
    <style:style style:name="T22" style:family="text">
      <style:text-properties style:font-name="標楷體1" officeooo:rsid="41d59a38" style:font-name-asian="標楷體1"/>
    </style:style>
    <style:style style:name="T23" style:family="text">
      <style:text-properties style:font-name="標楷體1" officeooo:rsid="4458e813" style:font-name-asian="標楷體1"/>
    </style:style>
    <style:style style:name="T24" style:family="text">
      <style:text-properties style:font-name="標楷體1" officeooo:rsid="4464dbe1" style:font-name-asian="標楷體1"/>
    </style:style>
    <style:style style:name="T25" style:family="text">
      <style:text-properties style:font-name="標楷體1" officeooo:rsid="4468b582" style:font-name-asian="標楷體1"/>
    </style:style>
    <style:style style:name="T26" style:family="text">
      <style:text-properties style:font-name="標楷體1" officeooo:rsid="44727a55" style:font-name-asian="標楷體1"/>
    </style:style>
    <style:style style:name="T27" style:family="text">
      <style:text-properties style:font-name="標楷體1" officeooo:rsid="4061364d"/>
    </style:style>
    <style:style style:name="T28" style:family="text">
      <style:text-properties style:font-name="標楷體1" officeooo:rsid="4062ffbb"/>
    </style:style>
    <style:style style:name="T29" style:family="text">
      <style:text-properties style:font-name="標楷體1" officeooo:rsid="408b8db3"/>
    </style:style>
    <style:style style:name="T30" style:family="text">
      <style:text-properties style:font-name="標楷體1" officeooo:rsid="40815e97"/>
    </style:style>
    <style:style style:name="T31" style:family="text">
      <style:text-properties style:font-name="標楷體1" officeooo:rsid="40b326dd"/>
    </style:style>
    <style:style style:name="T32" style:family="text">
      <style:text-properties style:font-name="標楷體1" officeooo:rsid="40a0db81"/>
    </style:style>
    <style:style style:name="T33" style:family="text">
      <style:text-properties style:font-name="標楷體1" officeooo:rsid="40c20d00"/>
    </style:style>
    <style:style style:name="T34" style:family="text">
      <style:text-properties style:font-name="標楷體1" officeooo:rsid="40f1089b"/>
    </style:style>
    <style:style style:name="T35" style:family="text">
      <style:text-properties style:font-name="標楷體1" officeooo:rsid="41635688"/>
    </style:style>
    <style:style style:name="T36" style:family="text">
      <style:text-properties style:font-name="標楷體1" officeooo:rsid="2f9be6fe"/>
    </style:style>
    <style:style style:name="T37" style:family="text">
      <style:text-properties style:font-name="標楷體1" officeooo:rsid="42fe961d"/>
    </style:style>
    <style:style style:name="T38" style:family="text">
      <style:text-properties style:font-name="標楷體1" officeooo:rsid="43842110"/>
    </style:style>
    <style:style style:name="T39" style:family="text">
      <style:text-properties style:font-name="標楷體1" officeooo:rsid="3b26cf27"/>
    </style:style>
    <style:style style:name="T40" style:family="text">
      <style:text-properties style:font-name="標楷體1" officeooo:rsid="3449857d"/>
    </style:style>
    <style:style style:name="T41" style:family="text">
      <style:text-properties style:font-name="標楷體1" officeooo:rsid="439664cf"/>
    </style:style>
    <style:style style:name="T42" style:family="text">
      <style:text-properties style:font-name="標楷體1" officeooo:rsid="440aeb33"/>
    </style:style>
    <style:style style:name="T43" style:family="text">
      <style:text-properties style:font-name="標楷體1" officeooo:rsid="4412a7b9"/>
    </style:style>
    <style:style style:name="T44" style:family="text">
      <style:text-properties style:font-name="標楷體1" officeooo:rsid="4412a7b9" style:font-name-asian="Liberation Serif1" style:font-name-complex="Liberation Serif1"/>
    </style:style>
    <style:style style:name="T45" style:family="text">
      <style:text-properties style:font-name="標楷體1" officeooo:rsid="4412dc88" style:font-name-asian="Liberation Serif1" style:font-name-complex="Liberation Serif1"/>
    </style:style>
    <style:style style:name="T46" style:family="text">
      <style:text-properties style:font-name="標楷體1" officeooo:rsid="4441d95c"/>
    </style:style>
    <style:style style:name="T47" style:family="text">
      <style:text-properties style:font-name="標楷體1" officeooo:rsid="444c9fb8"/>
    </style:style>
    <style:style style:name="T48" style:family="text">
      <style:text-properties style:font-name="標楷體1" officeooo:rsid="444fba87"/>
    </style:style>
    <style:style style:name="T49" style:family="text">
      <style:text-properties officeooo:rsid="2edf004c"/>
    </style:style>
    <style:style style:name="T50" style:family="text">
      <style:text-properties officeooo:rsid="40139fc6"/>
    </style:style>
    <style:style style:name="T51" style:family="text">
      <style:text-properties officeooo:rsid="40246d4c"/>
    </style:style>
    <style:style style:name="T52" style:family="text">
      <style:text-properties style:font-name-asian="Arial1"/>
    </style:style>
    <style:style style:name="T53" style:family="text">
      <style:text-properties officeooo:rsid="40246d4c" style:font-name-asian="Arial1"/>
    </style:style>
    <style:style style:name="T54" style:family="text">
      <style:text-properties officeooo:rsid="403e7900" style:font-name-asian="Arial1"/>
    </style:style>
    <style:style style:name="T55" style:family="text">
      <style:text-properties officeooo:rsid="407a8245" style:font-name-asian="Arial1"/>
    </style:style>
    <style:style style:name="T56" style:family="text">
      <style:text-properties officeooo:rsid="2e2d83da" style:font-name-asian="Arial1"/>
    </style:style>
    <style:style style:name="T57" style:family="text">
      <style:text-properties officeooo:rsid="41e633aa" style:font-name-asian="Arial1"/>
    </style:style>
    <style:style style:name="T58" style:family="text">
      <style:text-properties style:font-name="細明體" style:font-name-asian="細明體"/>
    </style:style>
    <style:style style:name="T59" style:family="text">
      <style:text-properties fo:color="#333333"/>
    </style:style>
    <style:style style:name="T60" style:family="text">
      <style:text-properties officeooo:rsid="4062ffbb"/>
    </style:style>
    <style:style style:name="T61" style:family="text">
      <style:text-properties officeooo:rsid="40635f85"/>
    </style:style>
    <style:style style:name="T62" style:family="text">
      <style:text-properties officeooo:rsid="40678fea"/>
    </style:style>
    <style:style style:name="T63" style:family="text">
      <style:text-properties officeooo:rsid="40748320"/>
    </style:style>
    <style:style style:name="T64" style:family="text">
      <style:text-properties officeooo:rsid="3449857d"/>
    </style:style>
    <style:style style:name="T65" style:family="text">
      <style:text-properties officeooo:rsid="40815e97"/>
    </style:style>
    <style:style style:name="T66" style:family="text">
      <style:text-properties officeooo:rsid="3fa4dedd"/>
    </style:style>
    <style:style style:name="T67" style:family="text">
      <style:text-properties officeooo:rsid="40c20d00"/>
    </style:style>
    <style:style style:name="T68" style:family="text">
      <style:text-properties officeooo:rsid="2e2d83da"/>
    </style:style>
    <style:style style:name="T69" style:family="text">
      <style:text-properties officeooo:rsid="4c43b58b"/>
    </style:style>
    <style:style style:name="T70" style:family="text">
      <style:text-properties officeooo:rsid="408d524f"/>
    </style:style>
    <style:style style:name="T71" style:family="text">
      <style:text-properties officeooo:rsid="2f7a955a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font-name-complex="標楷體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font-name-complex="標楷體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font-name-complex="標楷體" style:text-emphasize="none"/>
    </style:style>
    <style:style style:name="T76" style:family="text">
      <style:text-properties fo:color="#010101" style:font-name="標楷體1" fo:font-size="6pt" style:font-size-asian="6pt" style:font-size-complex="6pt"/>
    </style:style>
    <style:style style:name="T77" style:family="text">
      <style:text-properties fo:color="#010101" style:font-name="標楷體1" fo:font-size="16pt" style:font-name-asian="標楷體1" style:font-size-asian="16pt" style:font-size-complex="16pt"/>
    </style:style>
    <style:style style:name="T78" style:family="text">
      <style:text-properties fo:color="#010101" style:font-name="標楷體1" fo:font-size="16pt" officeooo:rsid="2e2d83da" style:font-name-asian="標楷體1" style:font-size-asian="16pt" style:font-size-complex="16pt"/>
    </style:style>
    <style:style style:name="T79" style:family="text">
      <style:text-properties fo:color="#010101" style:font-name="標楷體1" fo:font-size="16pt" officeooo:rsid="4462e7b0" style:font-name-asian="標楷體1" style:font-size-asian="16pt" style:font-size-complex="16pt"/>
    </style:style>
    <style:style style:name="T80" style:family="text">
      <style:text-properties fo:color="#010101" style:font-name="標楷體1" style:font-name-asian="標楷體1"/>
    </style:style>
    <style:style style:name="T81" style:family="text">
      <style:text-properties fo:color="#010101" style:font-name="標楷體1" fo:font-size="9pt" style:font-name-asian="標楷體1" style:font-size-asian="9pt" style:font-size-complex="9pt"/>
    </style:style>
    <style:style style:name="T82" style:family="text">
      <style:text-properties fo:color="#010101" style:font-name="標楷體1" fo:font-size="9pt" officeooo:rsid="437a5ed2" style:font-name-asian="標楷體1" style:font-size-asian="9pt" style:font-size-complex="9pt"/>
    </style:style>
    <style:style style:name="T83" style:family="text">
      <style:text-properties fo:color="#010101" style:font-name="標楷體1" fo:font-size="9pt" officeooo:rsid="4378b47d" style:font-name-asian="標楷體1" style:font-size-asian="9pt" style:font-size-complex="9pt"/>
    </style:style>
    <style:style style:name="T84" style:family="text">
      <style:text-properties fo:color="#010101" fo:font-size="16pt" officeooo:rsid="2e2d83da" style:font-size-asian="16pt" style:font-size-complex="16pt"/>
    </style:style>
    <style:style style:name="T85" style:family="text">
      <style:text-properties officeooo:rsid="41370238"/>
    </style:style>
    <style:style style:name="T86" style:family="text">
      <style:text-properties officeooo:rsid="41635688"/>
    </style:style>
    <style:style style:name="T87" style:family="text">
      <style:text-properties officeooo:rsid="4186ef52"/>
    </style:style>
    <style:style style:name="T88" style:family="text">
      <style:text-properties officeooo:rsid="419714e9"/>
    </style:style>
    <style:style style:name="T89" style:family="text">
      <style:text-properties officeooo:rsid="41e633aa"/>
    </style:style>
    <style:style style:name="T90" style:family="text">
      <style:text-properties officeooo:rsid="41d59a38"/>
    </style:style>
    <style:style style:name="T91" style:family="text">
      <style:text-properties officeooo:rsid="41e633aa" style:font-name-asian="標楷體1"/>
    </style:style>
    <style:style style:name="T92" style:family="text">
      <style:text-properties fo:color="#1c1c1c"/>
    </style:style>
    <style:style style:name="T93" style:family="text">
      <style:text-properties fo:color="#1c1c1c" style:font-name="標楷體1" style:font-name-asian="標楷體1"/>
    </style:style>
    <style:style style:name="T94" style:family="text">
      <style:text-properties officeooo:rsid="2b6f314a"/>
    </style:style>
    <style:style style:name="T95" style:family="text">
      <style:text-properties officeooo:rsid="42f7066e"/>
    </style:style>
    <style:style style:name="T96" style:family="text">
      <style:text-properties officeooo:rsid="439664cf"/>
    </style:style>
    <style:style style:name="T97" style:family="text">
      <style:text-properties style:font-name="Arial1" officeooo:rsid="439664cf" style:font-name-asian="Arial1"/>
    </style:style>
    <style:style style:name="T98" style:family="text">
      <style:text-properties officeooo:rsid="444c9fb8"/>
    </style:style>
    <style:style style:name="T99" style:family="text">
      <style:text-properties officeooo:rsid="4464dbe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16689568" text:style-name="L1">
        <text:list-item>
          <text:p text:style-name="P1"><text:bookmark-start text:name="內捲"/>內捲<text:bookmark-end text:name="內捲"/></text:p>
          <text:list>
            <text:list-item>
              <text:p text:style-name="P8">內捲 是 模式僵化。</text:p>
              <text:list>
                <text:list-item>
                  <text:p text:style-name="P2">內捲 是 <text:span text:style-name="T59">某一特定</text:span>模式 不變<text:span text:style-name="T59"> 的 情況之下</text:span>，不斷 <text:span text:style-name="T59">增加、</text:span>提升 <text:span text:style-name="T59">某一特定內在</text:span>個體<text:span text:style-name="T59">的 現象</text:span>。</text:p>
                  <text:list>
                    <text:list-item>
                      <text:p text:style-name="P9">內捲 是 模式僵化、向上螺旋、向下螺旋、內部循環、閉環系統。</text:p>
                    </text:list-item>
                  </text:list>
                </text:list-item>
                <text:list-item>
                  <text:p text:style-name="P10">內捲 是（亞歷山<text:span text:style-name="T5">大·高</text:span>登威瑟 認定的）內捲。</text:p>
                  <text:list>
                    <text:list-item>
                      <text:p text:style-name="P11">亞歷山<text:span text:style-name="T5">大·高</text:span>登威瑟 認定，文化模式 不變 的 情況之下，不斷增加 文化複雜度的 現象。</text:p>
                    </text:list-item>
                  </text:list>
                </text:list-item>
                <text:list-item>
                  <text:p text:style-name="P12">內捲 是（克里福德<text:span text:style-name="T4">·</text:span>蓋爾茲 認定的）內捲。</text:p>
                  <text:list>
                    <text:list-item>
                      <text:p text:style-name="P13">克里福德蓋爾茲 認定，農業模式 不變 的 情況之下，不斷增加 人力的 現象。</text:p>
                    </text:list-item>
                    <text:list-item>
                      <text:p text:style-name="P13">明顯例子，連鎖店。</text:p>
                      <text:list>
                        <text:list-item>
                          <text:p text:style-name="P14">經營模式 不變 的 情況之下，不斷增加 店面的 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內捲 是 內在物質的 變化、變化方式 僵化。</text:p>
              <text:list>
                <text:list-item>
                  <text:p text:style-name="P15">內捲 是 個體的 想像力 禁錮、固化、僵化。</text:p>
                </text:list-item>
                <text:list-item>
                  <text:p text:style-name="P15">內捲 是 在 標準化、模組化、流水線化 框架之內，複製、重現、優化 內在物質、內部機制。</text:p>
                </text:list-item>
                <text:list-item>
                  <text:p text:style-name="P3">內捲 是 複製<text:span text:style-name="T59">、重現</text:span>、優化<text:span text:style-name="T59">（曾經的、過去的）成功經驗、成功案例、</text:span>成功方法。</text:p>
                </text:list-item>
                <text:list-item>
                  <text:p text:style-name="P16">明顯例子，假定，人類 處在 農業時代。</text:p>
                  <text:list>
                    <text:list-item>
                      <text:p text:style-name="P16">人類 會以 農業時代的 思維、方式 思想、決策、行動。</text:p>
                      <text:list>
                        <text:list-item>
                          <text:p text:style-name="P16">明顯例子，早上、太陽出現、雞叫聲出現 →<text:span text:style-name="T50"> </text:span>起床。</text:p>
                          <text:list>
                            <text:list-item>
                              <text:p text:style-name="P17">生 更多的 小孩 <text:span text:style-name="T52">↔</text:span><text:span text:style-name="T61"> 種 更多的 農田</text:span>。</text:p>
                              <text:list>
                                <text:list-item>
                                  <text:p text:style-name="P16">人力 不夠 →<text:span text:style-name="T50"> </text:span>生更多的小孩、增加更多的人力。</text:p>
                                </text:list-item>
                                <text:list-item>
                                  <text:p text:style-name="P34">食物 不夠吃 → 種 更多的 農田。</text:p>
                                </text:list-item>
                              </text:list>
                            </text:list-item>
                            <text:list-item>
                              <text:p text:style-name="P16">黃昏 →<text:span text:style-name="T50"> </text:span>回家、休息。</text:p>
                            </text:list-item>
                            <text:list-item>
                              <text:p text:style-name="P15">農業時代的 內捲 是，生 更多的 小孩 <text:span text:style-name="T53">↔</text:span><text:span text:style-name="T51"> 種 更多的 農田</text:span>。</text:p>
                            </text:list-item>
                            <text:list-item>
                              <text:p text:style-name="P18">農業時代的 人類的 想像力 禁錮、固化、僵化 在 天、地、人。</text:p>
                              <text:list>
                                <text:list-item>
                                  <text:p text:style-name="P18">天 的 明顯例子，太陽、天氣、四季。</text:p>
                                </text:list-item>
                                <text:list-item>
                                  <text:p text:style-name="P18">地 的 明顯例子，土壤、地形、河川。</text:p>
                                </text:list-item>
                                <text:list-item>
                                  <text:p text:style-name="P18">人 的 明顯例子，人數、人力、人工。</text:p>
                                </text:list-item>
                              </text:list>
                            </text:list-item>
                            <text:list-item>
                              <text:p text:style-name="P19">農業時代的 人類的 想像力 以 天、地、人 為 根基、原點、零點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">明顯例子，擠出 更多的 生活時間、閒暇思考時間 <text:span text:style-name="T55">↔</text:span><text:span text:style-name="T61"> 釋出 更多的 工時、沒意義的工作</text:span>。</text:p>
                  <text:list>
                    <text:list-item>
                      <text:p text:style-name="P21">生活時間 是（生存時間、生活時間 的）生活時間。</text:p>
                    </text:list-item>
                    <text:list-item>
                      <text:p text:style-name="P22">生活時間、閒暇思考時間 太多 →<text:span text:style-name="T62"> 每年物價通膨、拉長工時、釋出更多的沒意義的工作。</text:span></text:p>
                      <text:list>
                        <text:list-item>
                          <text:p text:style-name="P23">讓 國民群（專注在）追著 錢 跑。</text:p>
                          <text:list>
                            <text:list-item>
                              <text:p text:style-name="P24">讓 國民群（把）（生活時間、閒暇）思考（時間 用在）如何 賺錢、賺到更多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明顯例子，（<text:span text:style-name="T27">YouTube</text:span>）世<text:span text:style-name="T5">上</text:span><text:span text:style-name="T7">40%工</text:span><text:span text:style-name="T63">作根本沒意義！各行各業內幕大爆料！你的工作是狗</text:span><text:span text:style-name="T7">屁嗎？工作的意義與價值為何？資本主義創造狗屁工作？書來面對EP21</text:span><text:span text:style-name="T6">《狗屁工作》 David Gr</text:span><text:span text:style-name="T8">ae</text:span><text:span text:style-name="T6">ber</text:span><text:span text:style-name="T60">｜說書【人類學/社會學】</text:span>。</text:p>
                      <text:list>
                        <text:list-item>
                          <text:p text:style-name="P26">資本主義，釋出 更多的 白領的 沒意義的工作。</text:p>
                          <text:list>
                            <text:list-item>
                              <text:p text:style-name="P26">社會貢獻 越高，領到薪水 越低。</text:p>
                            </text:list-item>
                            <text:list-item>
                              <text:p text:style-name="P26">資本 先於 勞動。</text:p>
                            </text:list-item>
                          </text:list>
                        </text:list-item>
                        <text:list-item>
                          <text:p text:style-name="P26">共產主義，釋出 更多的 藍領的 沒意義的工作。</text:p>
                        </text:list-item>
                        <text:list-item>
                          <text:p text:style-name="P26">全民基本收入，讓 工作、生計 脫鉤。</text:p>
                        </text:list-item>
                      </text:list>
                    </text:list-item>
                    <text:list-item>
                      <text:p text:style-name="P26">明顯例子，（<text:span text:style-name="T27">YouTube</text:span>）人類<text:span text:style-name="T5">有</text:span><text:span text:style-name="T6">40%</text:span><text:span text:style-name="T60">的工作沒意義？這</text:span><text:span text:style-name="T28">5</text:span><text:span text:style-name="T60">種被公認「最狗屁」的工作，到底為何要存在？《七七說書》</text:span><text:span text:style-name="T28">EP042｜志棋七七</text:span>。</text:p>
                    </text:list-item>
                  </text:list>
                </text:list-item>
              </text:list>
            </text:list-item>
            <text:list-item>
              <text:p text:style-name="P15">反內捲。</text:p>
              <text:list>
                <text:list-item>
                  <text:p text:style-name="P3">反內捲 是 改變 <text:span text:style-name="T59">某一特定</text:span>模式。</text:p>
                  <text:list>
                    <text:list-item>
                      <text:p text:style-name="P27">反內捲 不是 為了 改變（原有的）某一特定模式，而 改變（原有的）該模式。</text:p>
                    </text:list-item>
                    <text:list-item>
                      <text:p text:style-name="P28">反內捲 是 找出 有效的、更高效的 某一特定模式 之後，改變、取代（原有的）該模式。</text:p>
                      <text:list>
                        <text:list-item>
                          <text:p text:style-name="P4">反內捲 是<text:span text:style-name="T59"> 個體、群體找出</text:span>有效的<text:span text:style-name="T59">某一特定</text:span>模式<text:span text:style-name="T59">之後，</text:span>改變、取代<text:span text:style-name="T59">（</text:span>原有的<text:span text:style-name="T59">）該</text:span>模式。</text:p>
                        </text:list-item>
                      </text:list>
                    </text:list-item>
                    <text:list-item>
                      <text:p text:style-name="P15">反內捲 是 想出、提出、實作 新的 知識、概念、方法。</text:p>
                    </text:list-item>
                  </text:list>
                </text:list-item>
                <text:list-item>
                  <text:p text:style-name="P15">反內捲 的 明顯例子，創新、打破傳統。</text:p>
                  <text:list>
                    <text:list-item>
                      <text:p text:style-name="P29">明顯例子，改變 生產模式、產業模式、文明模式。</text:p>
                      <text:list>
                        <text:list-item>
                          <text:p text:style-name="P14">工業革命，改變 生產模式，從 紡織工人 改變成 紡織機。</text:p>
                        </text:list-item>
                        <text:list-item>
                          <text:p text:style-name="P14">特斯拉（公司），改變 產業模式，從 電動車 改變成 電動車、人形機器人。</text:p>
                        </text:list-item>
                        <text:list-item>
                          <text:p text:style-name="P30">人類文明，改變 文明模式，從 起源革命 改變成 認知革命。</text:p>
                          <text:list>
                            <text:list-item>
                              <text:p text:style-name="P240"><text:span text:style-name="T49">（相關描述在 </text:span><text:span text:style-name="T2">歷史</text:span><text:span text:style-name="T49"> 文件群的 </text:span><text:span text:style-name="T3">人類文明</text:span><text:span text:style-name="T49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">反內捲 <text:span text:style-name="T54">↔</text:span> 提升 文明程度、群體程度、個體程度。</text:p>
                  <text:list>
                    <text:list-item>
                      <text:p text:style-name="P31">明顯例子<text:span text:style-name="T58">，</text:span>農業革命，改變 生產模式，從 採集、狩獵、露營 改變成 耕田、圈養、定居。</text:p>
                    </text:list-item>
                    <text:list-item>
                      <text:p text:style-name="P32">明顯例子<text:span text:style-name="T58">，</text:span>工業革命，改變 生產模式，從 紡織工人 改變成 紡織機。</text:p>
                    </text:list-item>
                    <text:list-item>
                      <text:p text:style-name="P33">明顯例子<text:span text:style-name="T58">，AI</text:span>革命，改變 生產模式，從 人工的電腦特效 改變成 <text:span text:style-name="T4">AI的電腦</text:span>特效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<text:bookmark-start text:name="貧窮"/>貧窮<text:bookmark-end text:name="貧窮"/></text:p>
          <text:list>
            <text:list-item>
              <text:p text:style-name="P35">明顯例子，<text:span text:style-name="T5">（YouTube）</text:span>貧民之道：我們越貧窮，他們越幸福！《一個貧窮的年輕人》。</text:p>
              <text:list>
                <text:list-item>
                  <text:p text:style-name="P35">貧窮 對 一部分的人 有好處。</text:p>
                </text:list-item>
                <text:list-item>
                  <text:p text:style-name="P35">那些能從別人的貧窮中獲得好處的人，又怎麼可能在切蛋糕的時候給窮人多切一塊呢。</text:p>
                </text:list-item>
              </text:list>
            </text:list-item>
          </text:list>
        </text:list-item>
        <text:list-item>
          <text:p text:style-name="P38"><text:bookmark-start text:name="教育"/>教育<text:bookmark-end text:name="教育"/></text:p>
          <text:list>
            <text:list-item>
              <text:p text:style-name="P36">明顯例子，<text:span text:style-name="T4">（YouTube）台灣教育出了哪些問題？教育翻轉階級根本是神話？學校的起源不是教育？文憑主義源自貧富差距？【歪歪看世界EP</text:span><text:span text:style-name="T29">1</text:span><text:span text:style-name="T4">:當代教育出了哪些問題？】</text:span>。</text:p>
              <text:list>
                <text:list-item>
                  <text:p text:style-name="P37"><text:span text:style-name="T64">（盧梭 的）愛彌兒：論教育</text:span>。</text:p>
                  <text:list>
                    <text:list-item>
                      <text:p text:style-name="P37">現行教育對孩子是殘忍的，我們逼迫他們為了虛無飄渺的以後而犧牲近在眼前的需求，用各種限制加重孩子的負擔，讓他受苦，為了永遠享受不到的遙遠幸福做準備。</text:p>
                    </text:list-item>
                  </text:list>
                </text:list-item>
                <text:list-item>
                  <text:p text:style-name="P39"><text:span text:style-name="T5">18世</text:span>紀以前的 歐洲，教會、神職教育 提供 知識、教育。</text:p>
                  <text:list>
                    <text:list-item>
                      <text:p text:style-name="P40">明顯例子，教導、學習 神學、數學、拉丁文。</text:p>
                    </text:list-item>
                    <text:list-item>
                      <text:p text:style-name="P40">明顯例子，發展出 地動說、豌豆雜交實驗。</text:p>
                    </text:list-item>
                  </text:list>
                </text:list-item>
                <text:list-item>
                  <text:p text:style-name="P41"><text:span text:style-name="T5">18世</text:span>紀的 普魯士，學校、義務教育 提供 知識、教育。</text:p>
                  <text:list>
                    <text:list-item>
                      <text:p text:style-name="P42">學校、義務教育，希望讓人民有 為你的國家打拼、民族認同 的意識。</text:p>
                    </text:list-item>
                    <text:list-item>
                      <text:p text:style-name="P42">腓特烈大帝就擔心：「如果讓一般農民知道太多知識，他們可能會進城裡造反！」。</text:p>
                    </text:list-item>
                  </text:list>
                </text:list-item>
                <text:list-item>
                  <text:p text:style-name="P42">法國大革命後的 英國，用 義務教育 來 管控大眾思想、階級控制。</text:p>
                  <text:list>
                    <text:list-item>
                      <text:p text:style-name="P43"><text:span text:style-name="T32">當時的英國教育署署長（Robert Lowe）</text:span>：「如果下層人民要接受教育，他們應該要被教育成懂得欣賞上層階級創造出來的文明。」。</text:p>
                    </text:list-item>
                  </text:list>
                </text:list-item>
                <text:list-item>
                  <text:p text:style-name="P46">明治維新的 日本，小學義務教育 把日本人全盤西化、讓國民可以追趕上西方的知識。</text:p>
                </text:list-item>
                <text:list-item>
                  <text:p text:style-name="P44">米歇爾·傅科<text:span text:style-name="T66">認定，</text:span>學校的本質不是教育，而是整形外科，把下一代的人整成國家想要的樣子。</text:p>
                </text:list-item>
                <text:list-item>
                  <text:p text:style-name="P44">文憑主義、強迫成就導向、歷史轉型、經濟不平等、家庭教育、階級複製、文化資本。</text:p>
                </text:list-item>
                <text:list-item>
                  <text:p text:style-name="P44">自然發展導向。</text:p>
                </text:list-item>
              </text:list>
            </text:list-item>
            <text:list-item>
              <text:p text:style-name="P45"><text:span text:style-name="T65">明顯例子，</text:span><text:span text:style-name="T30">（YouTube）</text:span><text:span text:style-name="T31">108課綱越改越爛？教育的哲學與大歷史、批判意識教育法、原住民社會教育 #歪歪看世界EP2</text:span>。</text:p>
              <text:list>
                <text:list-item>
                  <text:p text:style-name="P47">原住民的小孩 聽故事、玩遊戲 學習知識、認識世界。</text:p>
                </text:list-item>
                <text:list-item>
                  <text:p text:style-name="P48"><text:span text:style-name="T5">19世</text:span>紀後，童年應該受教育、銀行模型的教育。</text:p>
                </text:list-item>
                <text:list-item>
                  <text:p text:style-name="P48">理想的教育，應該要能夠實現人性中的遊戲本能。</text:p>
                </text:list-item>
                <text:list-item>
                  <text:p text:style-name="P48">人不只有共通的人性，每個人還都有不一樣的個性，教育應該要能實現每個人不同的個體性。</text:p>
                </text:list-item>
                <text:list-item>
                  <text:p text:style-name="P49"><text:span text:style-name="T4">P</text:span><text:span text:style-name="T33">aulo Freire </text:span><text:span text:style-name="T67">認定，讓知識建立在對話上，發展出批判意識，老師要像蘇格拉底一樣跟學生們展開對話，讓他們意識到自己的願望還沒有實現。</text:span></text:p>
                </text:list-item>
                <text:list-item>
                  <text:p text:style-name="P49">教師提供的知識突然跟學生自己的生活產生了連結。</text:p>
                </text:list-item>
                <text:list-item>
                  <text:p text:style-name="P49">批判意識會讓學生自己去找資源學習，因為求知不再是為了他人的期待，而是為了改造自己與他人的現實處境。</text:p>
                </text:list-item>
                <text:list-item>
                  <text:p text:style-name="P49">求知慾正是人們推動歷史的動力。</text:p>
                </text:list-item>
                <text:list-item>
                  <text:p text:style-name="P49">批判意識的教學法、同儕文化。</text:p>
                </text:list-item>
                <text:list-item>
                  <text:p text:style-name="P49">批判意識就是教育下一代如何自主思考。</text:p>
                  <text:list>
                    <text:list-item>
                      <text:p text:style-name="P50">下一代如何自主思考<text:span text:style-name="T68"> </text:span><text:span text:style-name="T56">↔</text:span><text:span text:style-name="T68"> 個體獨立</text:span>思考的<text:span text:style-name="T64"> </text:span>能力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9"><text:bookmark-start text:name="錢"/>錢<text:bookmark-end text:name="錢"/></text:p>
          <text:list>
            <text:list-item>
              <text:p text:style-name="P51">明顯例子，使用 信用卡（交易系統）、數位貨幣 監視 金流、購買什麼事物。</text:p>
              <text:list>
                <text:list-item>
                  <text:p text:style-name="P52">明顯例子，大規模建立、<text:span text:style-name="T69">精準</text:span>建立 側寫（<text:span text:style-name="T34">profile</text:span>）。</text:p>
                  <text:list>
                    <text:list-item>
                      <text:p text:style-name="P53">大規模建立<text:span text:style-name="T68"> </text:span><text:span text:style-name="T56">↔</text:span><text:span text:style-name="T68"> </text:span>大規模監控。</text:p>
                    </text:list-item>
                    <text:list-item>
                      <text:p text:style-name="P54"><text:span text:style-name="T69">精準</text:span>建立<text:span text:style-name="T68"> </text:span><text:span text:style-name="T56">↔</text:span><text:span text:style-name="T68"> 精準監控</text:span>。</text:p>
                    </text:list-item>
                  </text:list>
                </text:list-item>
                <text:list-item>
                  <text:p text:style-name="P52">明顯例子，根據 側寫<text:span text:style-name="T4">(</text:span><text:span text:style-name="T34">profile)</text:span>，<text:span text:style-name="T70">整形外科</text:span> 消費者、潛在消費者、國民群、領導層、群體。</text:p>
                  <text:list>
                    <text:list-item>
                      <text:p text:style-name="P55"><text:span text:style-name="T70">整形外科 是</text:span>（<text:span text:style-name="T70">米歇爾·傅科 認定的）整形外科</text:span>。</text:p>
                    </text:list-item>
                  </text:list>
                </text:list-item>
                <text:list-item>
                  <text:p text:style-name="P56">大規模監控、<text:span text:style-name="T68">精準監控、</text:span>側寫<text:span text:style-name="T4">(</text:span><text:span text:style-name="T34">profile)</text:span><text:span text:style-name="T90">是 缺德、無德、反德 存在、個體</text:span>。</text:p>
                </text:list-item>
              </text:list>
            </text:list-item>
            <text:list-item>
              <text:p text:style-name="P57">明顯例子，使用 電腦 凍結 銀行帳戶、數位貨幣 的 控制權、領錢權、存錢權。</text:p>
            </text:list-item>
            <text:list-item>
              <text:p text:style-name="P58">明顯例子，使用 電腦 增加、減少、歸零 銀行帳戶、數位貨幣 的 數字。</text:p>
              <text:list>
                <text:list-item>
                  <text:p text:style-name="P59">使用 電腦 的 明顯例子，政府、領導層、官員、黑帽駭客 使用 電腦。</text:p>
                </text:list-item>
              </text:list>
            </text:list-item>
            <text:list-item>
              <text:p text:style-name="P238"><text:span text:style-name="T75">明顯例子，</text:span><text:span text:style-name="T74">金權制</text:span><text:span text:style-name="T75">，</text:span>私人利益、金融系統利益 比 群體利益 更重要。</text:p>
              <text:list>
                <text:list-item>
                  <text:p text:style-name="P239">富豪 有機率認定，單一超富有、一小群富有、一大群貧窮 更<text:span text:style-name="T73">有好處</text:span>。</text:p>
                  <text:list>
                    <text:list-item>
                      <text:p text:style-name="P249"><text:span text:style-name="T73">貧窮 對 一部分的人 有好處</text:span>。</text:p>
                      <text:list>
                        <text:list-item>
                          <text:p text:style-name="P249">（相關描述在 <text:span text:style-name="T1">社會</text:span> 文件群的 <text:span text:style-name="T1">貧窮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239">明顯例子，富豪、既得利益者 有機率認定，金融系統 絕對不能 崩塌。</text:p>
                  <text:list>
                    <text:list-item>
                      <text:p text:style-name="P239">富豪 有機率認定，維護和優化金融系統 比 一大群脫離貧窮 更重要。</text:p>
                      <text:list>
                        <text:list-item>
                          <text:p text:style-name="P239">優化 金融系統 不是 讓 一大群 脫離貧窮、有更多空閒時間。<text:span text:style-name="T76">{、空間}</text:span></text:p>
                        </text:list-item>
                        <text:list-item>
                          <text:p text:style-name="P239">優化 金融系統 是 讓 富豪 能夠賺到 更多 錢、資產、空閒時空。</text:p>
                        </text:list-item>
                        <text:list-item>
                          <text:p text:style-name="P239">優化 金融系統 是讓 既得利益者 能夠更快 獲得 錢、資產、利益。</text:p>
                        </text:list-item>
                        <text:list-item>
                          <text:p text:style-name="P239">優化 金融系統 是 讓 富豪、既得利益者 鞏固、優化 金權、金勢。</text:p>
                        </text:list-item>
                        <text:list-item>
                          <text:p text:style-name="P239">勢 是（無兵伐勢 的）勢。</text:p>
                        </text:list-item>
                      </text:list>
                    </text:list-item>
                    <text:list-item>
                      <text:p text:style-name="P239"><text:span text:style-name="T72">一大群 有機率有 </text:span><text:span text:style-name="T74">人質症候群</text:span>。</text:p>
                      <text:list>
                        <text:list-item>
                          <text:p text:style-name="P239"><text:span text:style-name="T72">一大群 對 金融系統、富豪、既得利益者，有機率有 </text:span><text:span text:style-name="T74">人質症候群</text:span>。</text:p>
                        </text:list-item>
                        <text:list-item>
                          <text:p text:style-name="P111">一大群 有機率 崇拜、效仿、遵從、聽從 富豪、既得利益者。</text:p>
                        </text:list-item>
                        <text:list-item>
                          <text:p text:style-name="P239"><text:span text:style-name="T72">一大群 有機率（自願、為了保護自己的現有利益）保護 金融系統</text:span>。</text:p>
                        </text:list-item>
                        <text:list-item>
                          <text:p text:style-name="P239"><text:span text:style-name="T72">假定，某一特定</text:span><text:span text:style-name="T74">個體 </text:span><text:span text:style-name="T72">有機率 降低、退化 金融系統。</text:span></text:p>
                        </text:list-item>
                        <text:list-item>
                          <text:p text:style-name="P239"><text:span text:style-name="T72">一大群 有機率 仇視、攻擊、傷害</text:span><text:span text:style-name="T74"> 該個體</text:span>。</text:p>
                        </text:list-item>
                        <text:list-item>
                          <text:p text:style-name="P239">抽象例子，（柏拉圖 認定的）洞穴理論。</text:p>
                        </text:list-item>
                        <text:list-item>
                          <text:p text:style-name="P111">抽象例子，<text:span text:style-name="T71">史丹佛監獄實驗的 囚犯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明顯例子，蜜蜂 採蜜、吃蜜、儲蜜。</text:p>
              <text:list>
                <text:list-item>
                  <text:p text:style-name="P61">蜂農、養蜂人 持續採收（巢片 的）蜂蜜、蜂蠟。</text:p>
                  <text:list>
                    <text:list-item>
                      <text:p text:style-name="P62">明顯例子，隨手挖、想吃的時候挖（蜂箱、巢片 的）蜂蜜 來 吃。</text:p>
                      <text:list>
                        <text:list-item>
                          <text:p text:style-name="P63">蜂箱 是 蜜蜂的 家。</text:p>
                          <text:list>
                            <text:list-item>
                              <text:p text:style-name="P64">蜂箱 是 擺放、收納 巢片的 箱子。</text:p>
                            </text:list-item>
                            <text:list-item>
                              <text:p text:style-name="P65">蜂箱 有 通風的窗戶、蜜蜂進出的門口。</text:p>
                            </text:list-item>
                          </text:list>
                        </text:list-item>
                        <text:list-item>
                          <text:p text:style-name="P66">巢片 是 長方形的 人造蜂巢。</text:p>
                        </text:list-item>
                      </text:list>
                    </text:list-item>
                    <text:list-item>
                      <text:p text:style-name="P67">明顯例子，用手、無意識 把（巢片 的）蜂蜜 抖到、撒在 地上。</text:p>
                    </text:list-item>
                  </text:list>
                </text:list-item>
                <text:list-item>
                  <text:p text:style-name="P68">蜂農 定期採收（蜂箱、巢片 的）蜂蜜、蜂蠟。</text:p>
                  <text:list>
                    <text:list-item>
                      <text:p text:style-name="P69">明顯例子，使用 攪蜜機。</text:p>
                    </text:list-item>
                    <text:list-item>
                      <text:p text:style-name="P70">蜂農 定期採收（蜂箱、巢片 一部分 的）蜂蜜、蜂蠟。</text:p>
                      <text:list>
                        <text:list-item>
                          <text:p text:style-name="P71">原因很明顯，讓 蜜蜂 能夠 存活、生存 →<text:span text:style-name="T85"> </text:span>讓 蜂農 能夠（在 未來 繼續）採蜜。</text:p>
                        </text:list-item>
                      </text:list>
                    </text:list-item>
                  </text:list>
                </text:list-item>
                <text:list-item>
                  <text:p text:style-name="P72">假定，蜜蜂 不聽話、妨礙到蜂農、不合蜂農的意。</text:p>
                  <text:list>
                    <text:list-item>
                      <text:p text:style-name="P73">使用 燃燒的稻草 煙燻 蜜蜂。</text:p>
                    </text:list-item>
                  </text:list>
                </text:list-item>
                <text:list-item>
                  <text:p text:style-name="P74">蜂農 有機率優化 蜂箱、蜂場。<text:span text:style-name="T80">{蜂農 有機率 提升、昇華 蜂箱、蜂場}</text:span></text:p>
                  <text:list>
                    <text:list-item>
                      <text:p text:style-name="P74">讓 蜂農 能夠，採收 更多的 蜂蜜。</text:p>
                      <text:list>
                        <text:list-item>
                          <text:p text:style-name="P74">讓 蜂農 能夠（更快的）採收 更多的 蜂蜜。</text:p>
                        </text:list-item>
                        <text:list-item>
                          <text:p text:style-name="P74">讓 蜂農 能夠（在 蜜蜂 不會 死亡、攻擊蜂農、遷移到其他蜂場和大自然 的 前提、條件 之下），（更快的）採收 更多的 蜂蜜量、蜂蜜率。</text:p>
                          <text:list>
                            <text:list-item>
                              <text:p text:style-name="P74">蜂蜜率<text:span text:style-name="T5"> =（</text:span>蜂農<text:span text:style-name="T5">採收的蜂蜜量 / 蜂</text:span><text:span text:style-name="T9">箱的蜂蜜量</text:span><text:span text:style-name="T5">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5">蜜蜂<text:span text:style-name="T68"> </text:span><text:span text:style-name="T56">↔</text:span><text:span text:style-name="T68"> 一大群</text:span>。</text:p>
                  <text:list>
                    <text:list-item>
                      <text:p text:style-name="P76">採蜜<text:span text:style-name="T68"> </text:span><text:span text:style-name="T56">↔</text:span><text:span text:style-name="T68"> 賺錢</text:span>。<text:span text:style-name="T77">{</text:span><text:span text:style-name="T84">（使用、花費 體力、腦力、專注力、時間、空間、能量、儲</text:span><text:span text:style-name="T78">量</text:span><text:span text:style-name="T84">、</text:span><text:span text:style-name="T78">宗量</text:span><text:span text:style-name="T84">）賺錢</text:span><text:span text:style-name="T77">}</text:span></text:p>
                    </text:list-item>
                    <text:list-item>
                      <text:p text:style-name="P77">吃蜜<text:span text:style-name="T68"> </text:span><text:span text:style-name="T56">↔</text:span><text:span text:style-name="T68"> 消費、投機、買負債、買生存事物</text:span>。</text:p>
                    </text:list-item>
                    <text:list-item>
                      <text:p text:style-name="P78">儲蜜<text:span text:style-name="T68"> </text:span><text:span text:style-name="T56">↔</text:span><text:span text:style-name="T68"> 存錢、投資、買資產、買生活事物</text:span>。</text:p>
                    </text:list-item>
                    <text:list-item>
                      <text:p text:style-name="P79">蜂農<text:span text:style-name="T68"> </text:span><text:span text:style-name="T56">↔</text:span><text:span text:style-name="T68"> 單一、一小群</text:span>。</text:p>
                    </text:list-item>
                    <text:list-item>
                      <text:p text:style-name="P80">蜂箱<text:span text:style-name="T68"> </text:span><text:span text:style-name="T56">↔</text:span><text:span text:style-name="T68"> 資本主義、共產主義、金融系統</text:span>的<text:span text:style-name="T68">一部分</text:span>。</text:p>
                      <text:list>
                        <text:list-item>
                          <text:p text:style-name="P81">蜂場 <text:span text:style-name="T56">↔</text:span><text:span text:style-name="T68"> 金融系統</text:span>。</text:p>
                        </text:list-item>
                        <text:list-item>
                          <text:p text:style-name="P82">養蜂（循環<text:span text:style-name="T68">系統）</text:span><text:span text:style-name="T56">↔</text:span><text:span text:style-name="T68"> 金融系統。</text:span></text:p>
                        </text:list-item>
                        <text:list-item>
                          <text:p text:style-name="P82"><text:span text:style-name="T68">整個</text:span>養蜂產業<text:span text:style-name="T68"> </text:span><text:span text:style-name="T56">↔</text:span><text:span text:style-name="T68"> 金融系統</text:span>。</text:p>
                        </text:list-item>
                      </text:list>
                    </text:list-item>
                    <text:list-item>
                      <text:p text:style-name="P83">蜂蜜<text:span text:style-name="T68"> </text:span><text:span text:style-name="T56">↔</text:span><text:span text:style-name="T68"> 錢、資產、公司、房屋、成果</text:span>。</text:p>
                    </text:list-item>
                    <text:list-item>
                      <text:p text:style-name="P83">蜂蠟<text:span text:style-name="T68"> </text:span><text:span text:style-name="T56">↔</text:span>（政府、國家、群體 認定、判定 非法的、不合法的）<text:span text:style-name="T68">錢、資產、公司、房屋</text:span>。</text:p>
                    </text:list-item>
                    <text:list-item>
                      <text:p text:style-name="P84">攪蜜機<text:span text:style-name="T68"> </text:span><text:span text:style-name="T56">↔</text:span><text:span text:style-name="T68"> 金融工具</text:span>。</text:p>
                    </text:list-item>
                  </text:list>
                </text:list-item>
              </text:list>
            </text:list-item>
            <text:list-item>
              <text:p text:style-name="P85">越努力賺錢、越快賺到錢、賺到越多錢。</text:p>
              <text:list>
                <text:list-item>
                  <text:p text:style-name="P84">越努力賺錢 不一定 越快賺到錢、賺到越多錢。</text:p>
                  <text:list>
                    <text:list-item>
                      <text:p text:style-name="P86">明顯例子。</text:p>
                      <text:list>
                        <text:list-item>
                          <text:p text:style-name="P87">假定，第一個個體 在 大太陽底下，努力敲擊 石頭，秤斤算兩的 賺錢。</text:p>
                          <text:list>
                            <text:list-item>
                              <text:p text:style-name="P86">第一個個體 把 大石頭 敲成 小石頭 → 收購小石頭的個體 收購、購買 小石頭。</text:p>
                            </text:list-item>
                          </text:list>
                        </text:list-item>
                        <text:list-item>
                          <text:p text:style-name="P87">假定，第二個個體 在 冷氣房，輕鬆點擊 滑鼠，成交 生意、股票、房地產 賺錢。</text:p>
                          <text:list>
                            <text:list-item>
                              <text:p text:style-name="P84">第一個個體 有機率（比 第二個個體）更努力。</text:p>
                            </text:list-item>
                            <text:list-item>
                              <text:p text:style-name="P88">第二個個體 有機率（比 第一個個體）更快賺到錢、賺到更多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8">越努力賺錢的個體 有機率越被 其他個體、金融系統 宣傳、新聞報導。</text:p>
                  <text:list>
                    <text:list-item>
                      <text:p text:style-name="P88">明顯例子，假定，某一特定個體 身兼<text:span text:style-name="T5"> </text:span><text:span text:style-name="T10">3份</text:span><text:span text:style-name="T86">工作。</text:span></text:p>
                      <text:list>
                        <text:list-item>
                          <text:p text:style-name="P88">假定，該個體 身<text:span text:style-name="T5">兼，</text:span><text:span text:style-name="T11">1份（白天）正職、1份（晚上）兼職、1</text:span><text:span text:style-name="T87">份（假日）兼職 工作。</text:span></text:p>
                        </text:list-item>
                        <text:list-item>
                          <text:p text:style-name="P89">金融系統 有機率 宣傳、新聞報導，該個體 身兼<text:span text:style-name="T4"> </text:span><text:span text:style-name="T35">3份</text:span><text:span text:style-name="T86">工作</text:span>。</text:p>
                        </text:list-item>
                        <text:list-item>
                          <text:p text:style-name="P90">假定，其他個體 知道，該個體（為了 生存）身兼<text:span text:style-name="T5"> </text:span><text:span text:style-name="T10">3份</text:span><text:span text:style-name="T86">工作</text:span>。</text:p>
                        </text:list-item>
                        <text:list-item>
                          <text:p text:style-name="P88">其他個體 有機率認定，自己 很幸福、要知足、要更努力。</text:p>
                          <text:list>
                            <text:list-item>
                              <text:p text:style-name="P88">其他個體 有機率認定，自己 身兼的 工作數量、工作壓力 還太少。</text:p>
                            </text:list-item>
                            <text:list-item>
                              <text:p text:style-name="P91">其他個體 有機率認定，自己的 生存時間、忙碌時間、生存空間 還太少。</text:p>
                            </text:list-item>
                            <text:list-item>
                              <text:p text:style-name="P91">其他個體 有機率認定，自己的 生活時間、空閒時間、生活空間 還太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2">越快賺到錢的個體 越被其他個體 羨慕、忌妒、讚揚。</text:p>
                  <text:list>
                    <text:list-item>
                      <text:p text:style-name="P93">明顯例子，假定，第一個個體 投資，使<text:span text:style-name="T5">用 </text:span><text:span text:style-name="T12">1週的 時間，賺</text:span><text:span text:style-name="T88">到 </text:span><text:span text:style-name="T12">1千元</text:span><text:span text:style-name="T88">美</text:span><text:span text:style-name="T12">金</text:span>。</text:p>
                      <text:list>
                        <text:list-item>
                          <text:p text:style-name="P93">假定，第二個個體 <text:span text:style-name="T4">投機、當沖</text:span>，使<text:span text:style-name="T5">用 </text:span><text:span text:style-name="T12">1秒的 時間，賺</text:span><text:span text:style-name="T88">到 </text:span><text:span text:style-name="T12">1千元</text:span><text:span text:style-name="T88">美</text:span><text:span text:style-name="T12">金</text:span>。</text:p>
                        </text:list-item>
                        <text:list-item>
                          <text:p text:style-name="P93">金融系統 有機率 宣傳、新聞報導，第二個個體 使<text:span text:style-name="T5">用 </text:span><text:span text:style-name="T12">1秒的 時間，賺</text:span><text:span text:style-name="T88">到</text:span><text:span text:style-name="T12">1千元</text:span><text:span text:style-name="T88">美</text:span><text:span text:style-name="T12">金</text:span>。</text:p>
                        </text:list-item>
                        <text:list-item>
                          <text:p text:style-name="P112">督促、促使 其他個體 更努力 賺錢。</text:p>
                          <text:list>
                            <text:list-item>
                              <text:p text:style-name="P113">督促、促使 其他個體 更努力（更快）賺錢。</text:p>
                            </text:list-item>
                            <text:list-item>
                              <text:p text:style-name="P112">督促、促使 其他個體 更努力（為了 更快賺錢 而）投機、鑽漏洞、踩其他個體。</text:p>
                              <text:list>
                                <text:list-item>
                                  <text:p text:style-name="P112">踩其他個體 的 明顯例子，詐騙 其他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4">賺到越多錢的個體 越被其他個體 羨慕、忌妒、讚揚。</text:p>
                  <text:list>
                    <text:list-item>
                      <text:p text:style-name="P93">明顯例子，假定，第一個個體 擔任 主管，使<text:span text:style-name="T5">用 </text:span><text:span text:style-name="T12">1週的 時間，賺</text:span><text:span text:style-name="T88">到 </text:span><text:span text:style-name="T12">1千元</text:span><text:span text:style-name="T88">美</text:span><text:span text:style-name="T12">金</text:span>。</text:p>
                      <text:list>
                        <text:list-item>
                          <text:p text:style-name="P93">假定，第二個個體 擔任 <text:span text:style-name="T4">CEO</text:span>，使<text:span text:style-name="T5">用 </text:span><text:span text:style-name="T12">1週的 時間，賺</text:span><text:span text:style-name="T88">到 </text:span><text:span text:style-name="T12">1兆元</text:span><text:span text:style-name="T88">美</text:span><text:span text:style-name="T12">金</text:span>。</text:p>
                        </text:list-item>
                        <text:list-item>
                          <text:p text:style-name="P93">金融系統 有機率 宣傳、新聞報導，第二個個體 使<text:span text:style-name="T5">用 </text:span><text:span text:style-name="T12">1週的 時間，賺</text:span><text:span text:style-name="T88">到</text:span><text:span text:style-name="T12">1兆元</text:span><text:span text:style-name="T88">美</text:span><text:span text:style-name="T12">金</text:span>。</text:p>
                        </text:list-item>
                        <text:list-item>
                          <text:p text:style-name="P114">督促、促使 其他個體 更努力 賺錢。</text:p>
                          <text:list>
                            <text:list-item>
                              <text:p text:style-name="P113">督促、促使 其他個體 更努力 賺（更多）錢。</text:p>
                            </text:list-item>
                            <text:list-item>
                              <text:p text:style-name="P114">督促、促使 其他個體 更努力、擠出更多時間和精力（為了 賺更多錢 而）工作。</text:p>
                            </text:list-item>
                            <text:list-item>
                              <text:p text:style-name="P114">督促、促使 其他個體 更努力、擠出更多時間和精力（把 職位、地位）往上爬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5">越獲得意外之財的個體 越被其他個體 羨慕、忌妒、期待。</text:p>
                  <text:list>
                    <text:list-item>
                      <text:p text:style-name="P95">期待 是 其他個體 期待、期望、假想，意外之財（事件）發生在 自己 身上。</text:p>
                    </text:list-item>
                  </text:list>
                </text:list-item>
              </text:list>
            </text:list-item>
            <text:list-item>
              <text:p text:style-name="P95">錢 是 中立存在、中立個體。</text:p>
              <text:list>
                <text:list-item>
                  <text:p text:style-name="P95">錢 只是 一串數字、一個象徵、一個符號。</text:p>
                  <text:list>
                    <text:list-item>
                      <text:p text:style-name="P96">數字 是 中立。</text:p>
                    </text:list-item>
                    <text:list-item>
                      <text:p text:style-name="P96">象徵、符號 決定 金融系統的 德。</text:p>
                    </text:list-item>
                    <text:list-item>
                      <text:p text:style-name="P96">金融系統 是 中立存在、中立個體。</text:p>
                      <text:list>
                        <text:list-item>
                          <text:p text:style-name="P96">金融系統 只是 一個系統、一個循環系統、一個個體。</text:p>
                        </text:list-item>
                      </text:list>
                    </text:list-item>
                    <text:list-item>
                      <text:p text:style-name="P96">賺錢（方式、管道、來源）決定 金融系統的 德。</text:p>
                      <text:list>
                        <text:list-item>
                          <text:p text:style-name="P5"><text:span text:style-name="T59">（群體）</text:span>賺錢<text:span text:style-name="T59">、存錢、花錢（</text:span>方式<text:span text:style-name="T59">、管道、來源）</text:span>決定<text:span text:style-name="T59"> </text:span>金融系統的 德。</text:p>
                          <text:list>
                            <text:list-item>
                              <text:p text:style-name="P97">收取、儲蓄、消費（方式、管道、來源）決定 金融系統的 德。</text:p>
                            </text:list-item>
                            <text:list-item>
                              <text:p text:style-name="P97">某一特定個體 收取、儲蓄、消費（方式、管道、來源）決定 該個體的 德。</text:p>
                              <text:list>
                                <text:list-item>
                                  <text:p text:style-name="P97">明顯例子，假定，某一特定人類個體 賺錢方式 是 洗錢、詐欺、販賣人口。</text:p>
                                  <text:list>
                                    <text:list-item>
                                      <text:p text:style-name="P98">洗錢、詐欺、販賣人口<text:span text:style-name="T90"> 是 缺德、無德、反德 存在、個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9">某一特定個體 有機率 大規模監控、<text:span text:style-name="T68">精準監控、</text:span>側寫（其他個體的）賺錢方式。</text:p>
                              <text:list>
                                <text:list-item>
                                  <text:p text:style-name="P100">大規模監控、<text:span text:style-name="T68">精準監控、</text:span>側寫（<text:span text:style-name="T34">profile</text:span>）<text:span text:style-name="T90">是 缺德、無德、反德 存在、個體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1">（群體）取得 某一特定中立存在（的 方式、管道、來源）決定 某一特定系統的 德。</text:p>
                          <text:list>
                            <text:list-item>
                              <text:p text:style-name="P97">取得、儲存、支出 該中立存在（的 方式、管道、來源）決定 該系統的 德。</text:p>
                              <text:list>
                                <text:list-item>
                                  <text:p text:style-name="P241">取得、儲存、支出（該系統 的）該中立存在（的 方式）決定 該系統的 德。</text:p>
                                </text:list-item>
                                <text:list-item>
                                  <text:p text:style-name="P102">取得、儲存、支<text:span text:style-name="T5">出</text:span><text:span text:style-name="T93">(該系統 的)某一特定內在物質(的 </text:span><text:span text:style-name="T5">方式</text:span><text:span text:style-name="T93">)</text:span>決定<text:span text:style-name="T92"> 該系統的 </text:span>德。</text:p>
                                </text:list-item>
                                <text:list-item>
                                  <text:p text:style-name="P242">第一個個體 取得、儲存、支出（第二個個體 的）某一特定內在物質（的 方式、管道、來源）決定 第一個個體、第二個個體 的 德。</text:p>
                                  <text:list>
                                    <text:list-item>
                                      <text:p text:style-name="P242">德 是 第一個個體 認定的 德。</text:p>
                                    </text:list-item>
                                    <text:list-item>
                                      <text:p text:style-name="P242">德 是 對於 第一個個體 來說，的 德。</text:p>
                                    </text:list-item>
                                    <text:list-item>
                                      <text:p text:style-name="P242">德 是 以 第一個個體 為 坐標系零點，的 德。</text:p>
                                      <text:list>
                                        <text:list-item>
                                          <text:p text:style-name="P242">德 是 好德、壞德。</text:p>
                                        </text:list-item>
                                        <text:list-item>
                                          <text:p text:style-name="P242">德 是 有德、缺德、無德、反德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43">第一個個體 取得、儲存、支出（第二個個體 的）某一特定個體 決定 第一個個體、該個體 的 德。</text:p>
                                </text:list-item>
                                <text:list-item>
                                  <text:p text:style-name="P243">第一個個體 取得、儲存、支出 某一特定個體 決定 第一個個體、該個體的德。</text:p>
                                </text:list-item>
                                <text:list-item>
                                  <text:p text:style-name="P244">輸入、處理、輸出 該中立存在（的 方式、管道、來源）決定 該系統的 德。</text:p>
                                </text:list-item>
                              </text:list>
                            </text:list-item>
                            <text:list-item>
                              <text:p text:style-name="P96">洗錢、過水、白手套 取得 錢（的 方式、管道）（依然）是 缺德、無德、反德。</text:p>
                            </text:list-item>
                          </text:list>
                        </text:list-item>
                        <text:list-item>
                          <text:p text:style-name="P96">明顯例子，金融系統，道 越低，賺錢 越快。</text:p>
                        </text:list-item>
                        <text:list-item>
                          <text:p text:style-name="P96">明顯例子，假定，賺錢速度<text:span text:style-name="T5">，洗錢、詐欺、販賣人口 &gt; </text:span><text:span text:style-name="T90">維護大自然</text:span>。</text:p>
                          <text:list>
                            <text:list-item>
                              <text:p text:style-name="P96">賺錢速度差 越大，錢、金融系統的 德 越低。</text:p>
                              <text:list>
                                <text:list-item>
                                  <text:p text:style-name="P245">賺錢速度差、賺錢加速度差、賺錢加加速度差 越大，金融系統的 德 越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3">明顯例子，假定，賺錢金額<text:span text:style-name="T5">，洗錢、詐欺、販賣人口 &gt; </text:span><text:span text:style-name="T90">維護大自然</text:span>。</text:p>
                          <text:list>
                            <text:list-item>
                              <text:p text:style-name="P104">賺錢金額差 越大，錢、金融系統的 德 越低。</text:p>
                            </text:list-item>
                          </text:list>
                        </text:list-item>
                        <text:list-item>
                          <text:p text:style-name="P105">明顯例子，賣家、收取金錢的個體 有機率不會 問、驗證 賺錢方式、取得管道。</text:p>
                          <text:list>
                            <text:list-item>
                              <text:p text:style-name="P104">賣家 有機率 不看、不問、不在乎 金錢的 賺錢方式、取得管道、開採來源。</text:p>
                            </text:list-item>
                            <text:list-item>
                              <text:p text:style-name="P106">賣家、收取金錢的個體 有機率 只看、只問、只在乎 金錢的 真假、數字、單位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4">錢<text:span text:style-name="T90"> </text:span><text:span text:style-name="T57">↔</text:span><text:span text:style-name="T89">（道、德 的）道</text:span>。</text:p>
                  <text:list>
                    <text:list-item>
                      <text:p text:style-name="P107"><text:span text:style-name="T91">金融系統</text:span><text:span text:style-name="T90"> </text:span><text:span text:style-name="T57">↔</text:span><text:span text:style-name="T89">（道、德 的）道</text:span>。</text:p>
                    </text:list-item>
                    <text:list-item>
                      <text:p text:style-name="P108">賺錢的 方式、管道、來源<text:span text:style-name="T90"> </text:span><text:span text:style-name="T57">↔</text:span><text:span text:style-name="T91"> 決定 </text:span>錢、<text:span text:style-name="T91">金融系統的</text:span><text:span text:style-name="T89">（道、德 的）德</text:span>。</text:p>
                      <text:list>
                        <text:list-item>
                          <text:p text:style-name="P108">（群體）賺錢的 方式、管道、來源<text:span text:style-name="T90"> </text:span><text:span text:style-name="T57">↔</text:span><text:span text:style-name="T91"> 決定 </text:span>錢、<text:span text:style-name="T91">金融系統的</text:span><text:span text:style-name="T89">（道、德 的）德</text:span>。</text:p>
                        </text:list-item>
                        <text:list-item>
                          <text:p text:style-name="P108">（單一、一小群、一大群）賺錢的 方式<text:span text:style-name="T90"> </text:span><text:span text:style-name="T57">↔</text:span><text:span text:style-name="T91"> 決定 </text:span>錢、<text:span text:style-name="T91">金融系統的</text:span><text:span text:style-name="T89">（道、德 的）德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15">明顯例子，假定，一大群 知道、認知到、體驗到，單一、一小群 使用 錢 控制 一大群。</text:p>
                  <text:list>
                    <text:list-item>
                      <text:p text:style-name="P115">一大群 有機率認定，錢、金融系統 有 壞德。</text:p>
                    </text:list-item>
                    <text:list-item>
                      <text:p text:style-name="P115">假定，一大群 消費 以此生存、享受生活。</text:p>
                      <text:list>
                        <text:list-item>
                          <text:p text:style-name="P115">一大群 有機率認定，錢、金融系統 有 好德。</text:p>
                        </text:list-item>
                        <text:list-item>
                          <text:p text:style-name="P115">一大群 有機率認定，錢、金融系統 是 不可替代的存在、不能消失的存在。</text:p>
                        </text:list-item>
                      </text:list>
                    </text:list-item>
                  </text:list>
                </text:list-item>
                <text:list-item>
                  <text:p text:style-name="P115">明顯例子，假定，錢 讓 單一、一小群 能夠控制 一大群。</text:p>
                  <text:list>
                    <text:list-item>
                      <text:p text:style-name="P115">單一、一小群 建立 金融系統，群體 維護、優化 金融系統，讓 錢 在 金融系統 流通。</text:p>
                      <text:list>
                        <text:list-item>
                          <text:p text:style-name="P115">群體 是 單一、一小群、一大群。</text:p>
                        </text:list-item>
                        <text:list-item>
                          <text:p text:style-name="P115">優化 是 讓 單一、一小群 賺更多錢、更快賺到錢。</text:p>
                          <text:list>
                            <text:list-item>
                              <text:p text:style-name="P115">優化 是 讓一大群 賺到的錢的價值更低（通膨）、更慢賺到錢（科技取代人力）。</text:p>
                            </text:list-item>
                            <text:list-item>
                              <text:p text:style-name="P115">優化 是 讓 一大群 更（自願、不自覺、認定理所當然）服務 單一、一大群。</text:p>
                            </text:list-item>
                            <text:list-item>
                              <text:p text:style-name="P115">一大群 越 脫離大自然、溶入金融系統，金融系統 越優化、優化越多、優化越快。</text:p>
                            </text:list-item>
                          </text:list>
                        </text:list-item>
                        <text:list-item>
                          <text:p text:style-name="P115">錢 <text:span text:style-name="T57">↔</text:span><text:span text:style-name="T89"> 氧氣、毒液、血液</text:span>。</text:p>
                          <text:list>
                            <text:list-item>
                              <text:p text:style-name="P116">金融系統 <text:span text:style-name="T57">↔</text:span><text:span text:style-name="T89">（大氣層的）氧氣循環系統、毒液循環系統、血液循環系統</text:span>。</text:p>
                            </text:list-item>
                            <text:list-item>
                              <text:p text:style-name="P115">氧氣 有機率讓 人類 生存、生活。</text:p>
                              <text:list>
                                <text:list-item>
                                  <text:p text:style-name="P117">對於 人類 來說，<text:span text:style-name="T89">氧氣循環系統</text:span> 是 好德的存在。</text:p>
                                </text:list-item>
                                <text:list-item>
                                  <text:p text:style-name="P115">氧氣 有機率危害 厭氧生物。</text:p>
                                  <text:list>
                                    <text:list-item>
                                      <text:p text:style-name="P118">對於 厭氧生物 來說，<text:span text:style-name="T89">氧氣循環系統</text:span>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5">毒液 有機率保護 蛇類。</text:p>
                              <text:list>
                                <text:list-item>
                                  <text:p text:style-name="P119">對於 蛇類 來說，毒液循環系統 是 好德的存在。</text:p>
                                </text:list-item>
                                <text:list-item>
                                  <text:p text:style-name="P115">毒液 有機率危害 人類。</text:p>
                                  <text:list>
                                    <text:list-item>
                                      <text:p text:style-name="P119">對於 人類 來說，毒液循環系統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0">單一、一小群 有機率認定，錢、金融系統 有 好德。</text:p>
                      <text:list>
                        <text:list-item>
                          <text:p text:style-name="P120">單一、一小群 有機率認定，錢、金融系統 是 控制、遙控 一大群的 優良工具。</text:p>
                          <text:list>
                            <text:list-item>
                              <text:p text:style-name="P121">使用 錢、金融系統 解決問題、優化功能。</text:p>
                              <text:list>
                                <text:list-item>
                                  <text:p text:style-name="P122">一大群 解決（單一、一小群 的）問題、優化（單一、一小群 想要的）功能。</text:p>
                                </text:list-item>
                                <text:list-item>
                                  <text:p text:style-name="P246">（相關描述在 <text:span text:style-name="T1">哲學</text:span> 文件群的 <text:span text:style-name="T1">問題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0"><text:bookmark-start text:name="人文主義"/>人文主義<text:bookmark-end text:name="人文主義"/></text:p>
          <text:list>
            <text:list-item>
              <text:p text:style-name="P123"><text:span text:style-name="T94">人文主義</text:span>。</text:p>
              <text:list>
                <text:list-item>
                  <text:p text:style-name="P123">自由人文主義。</text:p>
                </text:list-item>
                <text:list-item>
                  <text:p text:style-name="P123">社會<text:span text:style-name="T94">人文主義</text:span>。</text:p>
                </text:list-item>
                <text:list-item>
                  <text:p text:style-name="P123">社會達爾文<text:span text:style-name="T94">人文主義</text:span>。</text:p>
                </text:list-item>
              </text:list>
            </text:list-item>
            <text:list-item>
              <text:p text:style-name="P124"><text:span text:style-name="T94">人文主義</text:span>。</text:p>
              <text:list>
                <text:list-item>
                  <text:p text:style-name="P124">自由人文主義。</text:p>
                  <text:list>
                    <text:list-item>
                      <text:p text:style-name="P125">個體 比 官方 更重要。</text:p>
                      <text:list>
                        <text:list-item>
                          <text:p text:style-name="P126">個體的 自由、意志、認定 比 公會、政府 的 自由、意志、認定 更重要、更可信。</text:p>
                        </text:list-item>
                        <text:list-item>
                          <text:p text:style-name="P126">明顯例子，假定，某一特定個體 認定，人外文明 存在。</text:p>
                          <text:list>
                            <text:list-item>
                              <text:p text:style-name="P127">假定，公會、政府（向 所有個體）宣告，人外文明 不存在。</text:p>
                            </text:list-item>
                            <text:list-item>
                              <text:p text:style-name="P128">自由人文主義 鼓勵，該個體 相信，自己的 認定。</text:p>
                              <text:list>
                                <text:list-item>
                                  <text:p text:style-name="P231"><text:span text:style-name="T90">該個體的 認定（在 未來）有機率 改變</text:span>。</text:p>
                                </text:list-item>
                                <text:list-item>
                                  <text:p text:style-name="P232"><text:span text:style-name="T90">自由人文主義 鼓勵，該個體 相信，自己的（最新、未來的當下 的）認定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自由人文主義 是 數量型人文主義。</text:p>
                      <text:list>
                        <text:list-item>
                          <text:p text:style-name="P247">（數量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24">社會<text:span text:style-name="T94">人文主義</text:span>。</text:p>
                  <text:list>
                    <text:list-item>
                      <text:p text:style-name="P130">官方 比 個體 更重要。</text:p>
                      <text:list>
                        <text:list-item>
                          <text:p text:style-name="P131">公會、政府 的 自由、意志、認定 比 個體的 自由、意志、認定 更重要、更可信。</text:p>
                        </text:list-item>
                        <text:list-item>
                          <text:p text:style-name="P131">明顯例子，假定，某一特定個體 認定，人外文明 存在。</text:p>
                          <text:list>
                            <text:list-item>
                              <text:p text:style-name="P131">假定，公會、政府（向 所有個體）宣告，人外文明 不存在。</text:p>
                            </text:list-item>
                            <text:list-item>
                              <text:p text:style-name="P132">社會人文主義 鼓勵，該個體 相信，公會、政府 的 宣告。</text:p>
                              <text:list>
                                <text:list-item>
                                  <text:p text:style-name="P132">公會、政府 的 宣告（在 未來）有機率 改變。</text:p>
                                </text:list-item>
                                <text:list-item>
                                  <text:p text:style-name="P133">社會人文主義 鼓勵，該個體 相信，公會、政府 的（最新的）宣告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社會<text:span text:style-name="T94">人文主義 是 </text:span>社會型人文主義。</text:p>
                      <text:list>
                        <text:list-item>
                          <text:p text:style-name="P248">（社會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24">社會達爾文<text:span text:style-name="T94">人文主義</text:span>。</text:p>
                  <text:list>
                    <text:list-item>
                      <text:p text:style-name="P124">衝突、鬥爭、勝者為王。</text:p>
                      <text:list>
                        <text:list-item>
                          <text:p text:style-name="P134">個體、官方 衝突、鬥爭、勝者為王。</text:p>
                        </text:list-item>
                        <text:list-item>
                          <text:p text:style-name="P124">明顯例子，（民間的）抗議、罷工、民運、（官方的）警戒、談判、抗衡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5"><text:bookmark-start text:name="資本主義"/>資本主義<text:bookmark-end text:name="資本主義"/></text:p>
          <text:list>
            <text:list-item>
              <text:p text:style-name="P136">資本主義。</text:p>
              <text:list>
                <text:list-item>
                  <text:p text:style-name="P136">私有制。</text:p>
                  <text:list>
                    <text:list-item>
                      <text:p text:style-name="P137">財產私有制、資產私有制、現金流私有制。</text:p>
                    </text:list-item>
                  </text:list>
                </text:list-item>
                <text:list-item>
                  <text:p text:style-name="P138">勞工 是 工具、消費者。</text:p>
                  <text:list>
                    <text:list-item>
                      <text:p text:style-name="P139">勞工（只）是（生錢的、收錢的、只需要給錢就能運作的）工具、（花錢的）消費者。</text:p>
                    </text:list-item>
                  </text:list>
                </text:list-item>
                <text:list-item>
                  <text:p text:style-name="P140">機器人 是 工具。</text:p>
                  <text:list>
                    <text:list-item>
                      <text:p text:style-name="P141">電腦程式、機器人、<text:span text:style-name="T5">AI</text:span>（只）是（生錢的、收錢的、只需要給電就能運作的）工具。</text:p>
                    </text:list-item>
                    <text:list-item>
                      <text:p text:style-name="P142">電腦程式、機器人 越多、越優良，勞工 薪資越低、失業率越高、越難生存、越少生活。</text:p>
                      <text:list>
                        <text:list-item>
                          <text:p text:style-name="P143">越難生存 的 明顯例子，食物、醫療、房租、電費、學費、衛生紙 價格 通膨、限量。</text:p>
                          <text:list>
                            <text:list-item>
                              <text:p text:style-name="P144">明顯例子，勞工的 薪資、儲蓄（有機率）只能購買、只買的起 食物、醫療。</text:p>
                            </text:list-item>
                            <text:list-item>
                              <text:p text:style-name="P144">明顯例子，勞工的 權力、權利（有機率）只能購買、只買的到 食物、醫療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1">反制。</text:p>
                  <text:list>
                    <text:list-item>
                      <text:p text:style-name="P145">群體制。</text:p>
                      <text:list>
                        <text:list-item>
                          <text:p text:style-name="P137">財產群體制、資產群體制、現金流群體制。</text:p>
                        </text:list-item>
                        <text:list-item>
                          <text:p text:style-name="P146">群體 擁有 財產、資產、現金流、能量流、物質流、空間流、時間流。<text:span text:style-name="T82">{</text:span><text:span text:style-name="T81">、&lt;?</text:span><text:span text:style-name="T83">a&gt;個體</text:span><text:span text:style-name="T81">、&lt;?</text:span><text:span text:style-name="T83">a&gt;個體</text:span><text:span text:style-name="T81">流</text:span><text:span text:style-name="T82">}</text:span></text:p>
                        </text:list-item>
                        <text:list-item>
                          <text:p text:style-name="P147">群體財產、群體資產、群體現金流、群體能量流、群體物質流、群體空間流。</text:p>
                        </text:list-item>
                      </text:list>
                    </text:list-item>
                    <text:list-item>
                      <text:p text:style-name="P148">沒有、不存在 錢、金融系統。</text:p>
                    </text:list-item>
                  </text:list>
                </text:list-item>
              </text:list>
            </text:list-item>
            <text:list-item>
              <text:p text:style-name="P124">資本主義。</text:p>
              <text:list>
                <text:list-item>
                  <text:p text:style-name="P149">明顯<text:span text:style-name="T5">例子，（</text:span><text:span text:style-name="T36">YouTube</text:span><text:span text:style-name="T5">）</text:span><text:span text:style-name="T13">20分鐘搞懂什麼是資本主義！經濟危機的原因是什麼？AI興起，多少會勞工失業？理解資本主義經濟的必讀之作！EP16 《爸爸寄來的經濟學情書》 Yanis Varoufakis/ 說書【經濟學/人文社科】</text:span>。</text:p>
                  <text:list>
                    <text:list-item>
                      <text:p text:style-name="P135">衡量產品之間的交換價值時，產品就變成了有價格的商品。</text:p>
                    </text:list-item>
                    <text:list-item>
                      <text:p text:style-name="P135">用來進行商品交易的空間就稱為市場。</text:p>
                    </text:list-item>
                    <text:list-item>
                      <text:p text:style-name="P135">市場交易的範圍幾乎擴及萬事萬物。</text:p>
                    </text:list-item>
                    <text:list-item>
                      <text:p text:style-name="P135">市場交易的邏輯、市場競標。</text:p>
                    </text:list-item>
                    <text:list-item>
                      <text:p text:style-name="P135">一個東西的交換價值，也就是多少價格。</text:p>
                    </text:list-item>
                    <text:list-item>
                      <text:p text:style-name="P135">一個東西的體驗價值，也就是感受如何。</text:p>
                    </text:list-item>
                    <text:list-item>
                      <text:p text:style-name="P135">資本主義的特點，交換價值凌駕於體驗價值，傾向把一切事物都商品化。</text:p>
                    </text:list-item>
                    <text:list-item>
                      <text:p text:style-name="P135">生產的基本要素，原料和生產工具、土地和空間、勞動力。</text:p>
                    </text:list-item>
                    <text:list-item>
                      <text:p text:style-name="P135">資本家是先分配好要付的債務、地租、工資，先算好他必須至少賺多少才有利可圖，之後才開始工作。</text:p>
                    </text:list-item>
                    <text:list-item>
                      <text:p text:style-name="P135">用最少人力成本達成最高生產力。</text:p>
                    </text:list-item>
                    <text:list-item>
                      <text:p text:style-name="P135">他們知道就算玩過火了，政府也會出來救火。</text:p>
                    </text:list-item>
                    <text:list-item>
                      <text:p text:style-name="P135">維持資本家想要的社會秩序。</text:p>
                    </text:list-item>
                    <text:list-item>
                      <text:p text:style-name="P135">資本主義的經濟引擎是靠銀行業的債務推動的，所以經濟體系要越發達，銀行業勢必越活躍。</text:p>
                    </text:list-item>
                    <text:list-item>
                      <text:p text:style-name="P135">只有少數的企業主跟資本家享受到科技帶來的巨大財富，而勞工卻面臨要被機器人淘汰的處境。</text:p>
                    </text:list-item>
                    <text:list-item>
                      <text:p text:style-name="P135">資本主義追逐利潤的本性會產生出三股力量。</text:p>
                    </text:list-item>
                    <text:list-item>
                      <text:p text:style-name="P135">自動化生產會使人力成本降低。</text:p>
                    </text:list-item>
                    <text:list-item>
                      <text:p text:style-name="P135">廠商之間的競爭會使產品售價降低。</text:p>
                    </text:list-item>
                    <text:list-item>
                      <text:p text:style-name="P135">取代勞工的機器人不會消費，而勞工又因為沒工作而降低消費能力，所以整個市場的產品需求又會降低。</text:p>
                    </text:list-item>
                    <text:list-item>
                      <text:p text:style-name="P135">作者在書裡提出了一個方法，可以讓全人類都享受科技成果帶來的經濟果實，就是讓每間公司的機器設備成為每個人共同擁有的財產，每個人都對生產工具佔有一定比例的所有權，所以科技所創造出的營收獲利，就會有部分比例分配給每個勞工，而不是被資方全部拿去。</text:p>
                    </text:list-item>
                    <text:list-item>
                      <text:p text:style-name="P135">碳權、把氣候變遷問題交給市場處理。</text:p>
                      <text:list>
                        <text:list-item>
                          <text:p text:style-name="P135">大自然 被 商品化。</text:p>
                        </text:list-item>
                        <text:list-item>
                          <text:p text:style-name="P230">抽象例子，代理孕母交易、器官買賣、販賣人口。</text:p>
                          <text:list>
                            <text:list-item>
                              <text:p text:style-name="P135">人體 被 商品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5">應該重新喚起人們對體驗價值的重視。</text:p>
                    </text:list-item>
                  </text:list>
                </text:list-item>
                <text:list-item>
                  <text:p text:style-name="P150">明顯<text:span text:style-name="T4">例子，（</text:span><text:span text:style-name="T36">YouTube</text:span><text:span text:style-name="T4">）</text:span><text:span text:style-name="T37">財產與政府的起源之謎？美國建國的哲學基礎、多數決民主的奠基人，自由主義之父洛克，竟同時促成了資本主義、殖民主義？哲學爽歪歪EP12 洛克《政府論》</text:span>。</text:p>
                  <text:list>
                    <text:list-item>
                      <text:p text:style-name="P151">無主地先佔。</text:p>
                      <text:list>
                        <text:list-item>
                          <text:p text:style-name="P152">大自然 被 私有財產化。</text:p>
                        </text:list-item>
                      </text:list>
                    </text:list-item>
                    <text:list-item>
                      <text:p text:style-name="P151">私有財產、市場經濟、土地開發。</text:p>
                    </text:list-item>
                    <text:list-item>
                      <text:p text:style-name="P151">財產、貨幣出現後，開始出現經濟不平等，讓人們容易起爭端，侵犯別人的財產，才需要創建一個政府來保障財產權。</text:p>
                    </text:list-item>
                    <text:list-item>
                      <text:p text:style-name="P151">政府存在的目的就是保障生命跟私有財產。</text:p>
                    </text:list-item>
                    <text:list-item>
                      <text:p text:style-name="P151">政府統治的正當性是人民賦予的。</text:p>
                    </text:list-item>
                    <text:list-item>
                      <text:p text:style-name="P151">生命、自由、追求幸福，是造物主賦予的不可剝奪的權利。</text:p>
                    </text:list-item>
                    <text:list-item>
                      <text:p text:style-name="P151">移民到美國的人相信，只要努力工作，不斷累積財產，就可以獲得成功，就算資本主義會帶來財富不平等，這種不平等也只是反應出每個人的勞力價值，所以政府應該保護資本家的資產。</text:p>
                    </text:list-item>
                    <text:list-item>
                      <text:p text:style-name="P151">不能讓人民活不下去。</text:p>
                    </text:list-item>
                    <text:list-item>
                      <text:p text:style-name="P151">政治要為經濟服務。</text:p>
                    </text:list-item>
                    <text:list-item>
                      <text:p text:style-name="P151">洛克所處的<text:span text:style-name="T14">17世</text:span><text:span text:style-name="T95">紀，恰好是</text:span>資本主義萌芽時期，人們的道德意識已經轉變，努力工作賺大錢，才是值得追求的人生目標。</text:p>
                    </text:list-item>
                    <text:list-item>
                      <text:p text:style-name="P151">自我的所有權。</text:p>
                    </text:list-item>
                    <text:list-item>
                      <text:p text:style-name="P151">地主、資方繼承了世世代代的財富。</text:p>
                    </text:list-item>
                    <text:list-item>
                      <text:p text:style-name="P151">被迫服從。</text:p>
                    </text:list-item>
                    <text:list-item>
                      <text:p text:style-name="P151">歐洲人在高喊自由的同時，也造就了殖民地人民的不自由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5"><text:bookmark-start text:name="新聞報導"/>新聞報導<text:bookmark-end text:name="新聞報導"/></text:p>
          <text:list>
            <text:list-item>
              <text:p text:style-name="P153">明顯<text:span text:style-name="T4">例子，（</text:span><text:span text:style-name="T36">YouTube</text:span><text:span text:style-name="T4">）為什麼新聞熱搜總將焦點對準"被害者"？｜江湖舉人。</text:span></text:p>
              <text:list>
                <text:list-item>
                  <text:p text:style-name="P153">加害者隱身現象。</text:p>
                </text:list-item>
              </text:list>
            </text:list-item>
          </text:list>
        </text:list-item>
        <text:list-item>
          <text:p text:style-name="P153">愚<text:bookmark-start text:name="愚蠢"/>蠢<text:bookmark-end text:name="愚蠢"/></text:p>
          <text:list>
            <text:list-item>
              <text:p text:style-name="P154">明顯<text:span text:style-name="T4">例子，（</text:span><text:span text:style-name="T36">YouTube</text:span><text:span text:style-name="T4">）蠢人總是比壞人更危險｜聰明是什麼｜什麼是愚蠢｜遠離愚蠢｜｜愚蠢的成因｜</text:span>。</text:p>
              <text:list>
                <text:list-item>
                  <text:p text:style-name="P154">愚蠢是無知而不自知。</text:p>
                </text:list-item>
                <text:list-item>
                  <text:p text:style-name="P154">反思自己。</text:p>
                </text:list-item>
                <text:list-item>
                  <text:p text:style-name="P154">聰明人根據客觀事實來看清自己的邊界。</text:p>
                </text:list-item>
                <text:list-item>
                  <text:p text:style-name="P154">蠢人的潛意識要求整個世界來適應自己。</text:p>
                </text:list-item>
                <text:list-item>
                  <text:p text:style-name="P154">愚蠢是一種道德上的缺陷，而不是智力問題，是對正常智力的主動放棄。</text:p>
                </text:list-item>
                <text:list-item>
                  <text:p text:style-name="P154">聰明的人都是相似的，他們都有著包容、開放、能夠看透事物本質的特點。</text:p>
                </text:list-item>
                <text:list-item>
                  <text:p text:style-name="P154">蠢人比壞人更危險。</text:p>
                </text:list-item>
                <text:list-item>
                  <text:p text:style-name="P154">蠢最主要的特點是不承認事實、不承認客觀規律、過於強調自我。</text:p>
                </text:list-item>
                <text:list-item>
                  <text:p text:style-name="P154">蠢人遇到問題，不會主動去找問題的解決辦法，而是喜歡各種抱怨，他們認為一切都是別人的錯，是客觀環境的錯。</text:p>
                </text:list-item>
                <text:list-item>
                  <text:p text:style-name="P154">當我們面對困難，要麼改變它，要麼適應它，實在不行還可以遠離它。</text:p>
                </text:list-item>
                <text:list-item>
                  <text:p text:style-name="P154">蠢人永遠只會站在原地不停地抱怨，而不付出任何行動。</text:p>
                </text:list-item>
                <text:list-item>
                  <text:p text:style-name="P154">蠢人只會宣洩情緒。</text:p>
                </text:list-item>
                <text:list-item>
                  <text:p text:style-name="P154">想要過好人生，最好遠離蠢人。</text:p>
                </text:list-item>
                <text:list-item>
                  <text:p text:style-name="P154">愚蠢與智商無關，他們潛意識裡認為自己就是世界的中心。</text:p>
                </text:list-item>
                <text:list-item>
                  <text:p text:style-name="P154">愚蠢難以預測，給我們的生活帶來各種根本不應該存在的困難。</text:p>
                </text:list-item>
                <text:list-item>
                  <text:p text:style-name="P154">蠢人只能關注到自己的感受，任何錯誤都屬於別人。</text:p>
                </text:list-item>
                <text:list-item>
                  <text:p text:style-name="P154">蠢人不可交流，不可改變。唯一的辦法就是遠離。</text:p>
                </text:list-item>
                <text:list-item>
                  <text:p text:style-name="P154">犯蠢的正常人與不可救藥的蠢人最大的區別在於：自省。</text:p>
                </text:list-item>
              </text:list>
            </text:list-item>
          </text:list>
        </text:list-item>
        <text:list-item>
          <text:p text:style-name="P154"><text:bookmark-start text:name="孝順"/>孝順<text:bookmark-end text:name="孝順"/></text:p>
          <text:list>
            <text:list-item>
              <text:p text:style-name="P155">明顯<text:span text:style-name="T4">例子，（</text:span><text:span text:style-name="T36">YouTube</text:span><text:span text:style-name="T4">）孝順的本質｜孝順到底是什麼｜為什麼會有孝順｜人身依附｜感恩</text:span>。</text:p>
              <text:list>
                <text:list-item>
                  <text:p text:style-name="P154">降低社會管理成本。</text:p>
                </text:list-item>
                <text:list-item>
                  <text:p text:style-name="P154">父母和孩子天生就有著難以割捨的羈絆，所謂孝道，不是天性，是後天的灌輸。</text:p>
                </text:list-item>
                <text:list-item>
                  <text:p text:style-name="P154">孝順跟愛沒什麼關係，是為建立一種不平等的秩序，方便統治。</text:p>
                </text:list-item>
                <text:list-item>
                  <text:p text:style-name="P154">以孝順為核心構建的社會，天然存在著不公平和不平等。</text:p>
                </text:list-item>
                <text:list-item>
                  <text:p text:style-name="P154">父母與孩子，更應該以愛為牽絆而不是什麼孝順。</text:p>
                </text:list-item>
              </text:list>
            </text:list-item>
          </text:list>
        </text:list-item>
        <text:list-item>
          <text:p text:style-name="P154"><text:bookmark-start text:name="權威"/>權威<text:bookmark-end text:name="權威"/></text:p>
          <text:list>
            <text:list-item>
              <text:p text:style-name="P156">權威。</text:p>
              <text:list>
                <text:list-item>
                  <text:p text:style-name="P156">權威，讓 個體 弱化、放棄、停止 獨立思考。</text:p>
                  <text:list>
                    <text:list-item>
                      <text:p text:style-name="P154">個體 依附、依賴 權威。</text:p>
                      <text:list>
                        <text:list-item>
                          <text:p text:style-name="P157">個體 依附、依賴（看似）具有、擁有 權威的 其他個體。</text:p>
                        </text:list-item>
                      </text:list>
                    </text:list-item>
                    <text:list-item>
                      <text:p text:style-name="P154">個體 從眾效應 權威。</text:p>
                    </text:list-item>
                  </text:list>
                </text:list-item>
                <text:list-item>
                  <text:p text:style-name="P154">權威，讓 個體 產生、強化、無條件 信任、信仰、信念。</text:p>
                  <text:list>
                    <text:list-item>
                      <text:p text:style-name="P158">個體 強化、無條件 信任、信仰、信念（看似）具有、擁有 權威的 其他個體。</text:p>
                    </text:list-item>
                  </text:list>
                </text:list-item>
              </text:list>
            </text:list-item>
            <text:list-item>
              <text:p text:style-name="P159">權威 的 明顯例子，名人效應、光環效應、<text:span text:style-name="T71">米爾格倫電擊實驗、史丹佛監獄實驗</text:span>。</text:p>
            </text:list-item>
            <text:list-item>
              <text:p text:style-name="P154">反制。</text:p>
              <text:list>
                <text:list-item>
                  <text:p text:style-name="P160">獨立思考。</text:p>
                  <text:list>
                    <text:list-item>
                      <text:p text:style-name="P160">個體、群體 獨立思考、客觀思考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bookmark-start text:name="平權"/>平權<text:bookmark-end text:name="平權"/></text:p>
          <text:list>
            <text:list-item>
              <text:p text:style-name="P161">平權。</text:p>
              <text:list>
                <text:list-item>
                  <text:p text:style-name="P161">齊頭型平權。</text:p>
                </text:list-item>
                <text:list-item>
                  <text:p text:style-name="P161">特徵型平權。</text:p>
                </text:list-item>
              </text:list>
            </text:list-item>
            <text:list-item>
              <text:p text:style-name="P162">平權。</text:p>
              <text:list>
                <text:list-item>
                  <text:p text:style-name="P162">齊頭型平權。</text:p>
                  <text:list>
                    <text:list-item>
                      <text:p text:style-name="P163">齊頭型平權 是 無差別型平權。</text:p>
                    </text:list-item>
                    <text:list-item>
                      <text:p text:style-name="P164">明顯例子，每一個個體 擁有 相同的、一模一樣的 權力、權利、權限<text:span text:style-name="T38">(</text:span><text:span text:style-name="T39">Power limit</text:span><text:span text:style-name="T40">)</text:span>。</text:p>
                    </text:list-item>
                    <text:list-item>
                      <text:p text:style-name="P164">明顯例子。</text:p>
                      <text:list>
                        <text:list-item>
                          <text:p text:style-name="P164">假定，第一個個體 每天需要<text:span text:style-name="T5">攝取</text:span><text:span text:style-name="T15">10000大卡（</text:span><text:span text:style-name="T96">熱量）</text:span>。</text:p>
                        </text:list-item>
                        <text:list-item>
                          <text:p text:style-name="P164">假定，第二個個體 每天需要<text:span text:style-name="T5">攝取</text:span><text:span text:style-name="T15">100000000大卡（</text:span><text:span text:style-name="T96">熱量）</text:span>。</text:p>
                        </text:list-item>
                        <text:list-item>
                          <text:p text:style-name="P164">假定，第一個個體、第二個個體 都獲得 <text:span text:style-name="T15">10000大卡</text:span><text:span text:style-name="T96">的 食物</text:span>。</text:p>
                          <text:list>
                            <text:list-item>
                              <text:p text:style-name="P165">第一個個體 有機率 吃飽。</text:p>
                            </text:list-item>
                            <text:list-item>
                              <text:p text:style-name="P165">第二個個體 有機率 吃不飽、處在飢餓狀態。</text:p>
                            </text:list-item>
                            <text:list-item>
                              <text:p text:style-name="P166"><text:span text:style-name="T5">(第一個個體、第二個)</text:span>個體<text:span text:style-name="T5">(都獲得 </text:span><text:span text:style-name="T15">10000大卡的 食物)</text:span><text:span text:style-name="T41"> </text:span><text:span text:style-name="T97">↔</text:span><text:span text:style-name="T41"> </text:span>齊頭型平權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2">特徵型平權。</text:p>
                  <text:list>
                    <text:list-item>
                      <text:p text:style-name="P167">明顯例子，相同的特徵 擁有 相同的、一模一樣的 權力、權利、權限<text:span text:style-name="T38">(</text:span><text:span text:style-name="T39">Power limit</text:span><text:span text:style-name="T40">)</text:span>。</text:p>
                    </text:list-item>
                    <text:list-item>
                      <text:p text:style-name="P168">明顯例子，肉質層特徵型平權、意識層特徵型平權、精神層特徵型平權。</text:p>
                      <text:list>
                        <text:list-item>
                          <text:p text:style-name="P169">肉質層特徵型平權 的 明顯例子，物種特徵型平權、性別特徵型平權。</text:p>
                          <text:list>
                            <text:list-item>
                              <text:p text:style-name="P169">物種特徵型平權 是 物種型平權。</text:p>
                            </text:list-item>
                            <text:list-item>
                              <text:p text:style-name="P169">性別特徵型平權 是 性別型平權。</text:p>
                            </text:list-item>
                          </text:list>
                        </text:list-item>
                        <text:list-item>
                          <text:p text:style-name="P170">肉質層特徵型平權 的 明顯例子，肉質層健康特徵型平權。</text:p>
                          <text:list>
                            <text:list-item>
                              <text:p text:style-name="P171">肉質層健康特徵型平權 是 肉質層健康型平權。</text:p>
                            </text:list-item>
                            <text:list-item>
                              <text:p text:style-name="P172">肉質層健康特徵型平權 的 明顯例子，體脂肪、肌肉、四肢、五感 特徵型平權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3">物種特徵型平權 有機率（反而）不平等、不平權。</text:p>
                      <text:list>
                        <text:list-item>
                          <text:p text:style-name="P174">明顯例子。</text:p>
                          <text:list>
                            <text:list-item>
                              <text:p text:style-name="P175">假定，某一特定物種的 成長期個體 每天需要<text:span text:style-name="T5">攝取</text:span><text:span text:style-name="T15">10000大卡（</text:span><text:span text:style-name="T96">熱量）</text:span>。</text:p>
                            </text:list-item>
                            <text:list-item>
                              <text:p text:style-name="P175">假定，該物種的 成熟期個體 每天需要<text:span text:style-name="T5">攝取</text:span><text:span text:style-name="T15">100000000大卡（</text:span><text:span text:style-name="T96">熱量）</text:span>。</text:p>
                            </text:list-item>
                            <text:list-item>
                              <text:p text:style-name="P176">假定，該物種的 每一個個體 都獲得 <text:span text:style-name="T15">10000大卡</text:span><text:span text:style-name="T96">的 食物</text:span>。</text:p>
                              <text:list>
                                <text:list-item>
                                  <text:p text:style-name="P177">該物種的 成長期個體 有機率 吃飽。</text:p>
                                </text:list-item>
                                <text:list-item>
                                  <text:p text:style-name="P176">該物種的 成熟期個體 有機率 吃不飽、處在飢餓狀態。</text:p>
                                </text:list-item>
                                <text:list-item>
                                  <text:p text:style-name="P178"><text:span text:style-name="T5">該物種的 每一個(個體 都獲得 </text:span><text:span text:style-name="T15">10000大卡的 食物)</text:span><text:span text:style-name="T41"> </text:span><text:span text:style-name="T97">↔</text:span><text:span text:style-name="T41"> </text:span>物種特徵型平權。</text:p>
                                </text:list-item>
                              </text:list>
                            </text:list-item>
                            <text:list-item>
                              <text:p text:style-name="P179">假定，該物種的 每一個個體 都獲得 <text:span text:style-name="T15">1000000大卡</text:span><text:span text:style-name="T96">的 食物</text:span>。</text:p>
                              <text:list>
                                <text:list-item>
                                  <text:p text:style-name="P180">該物種的 成長期個體 有機率 浪費食物。</text:p>
                                </text:list-item>
                                <text:list-item>
                                  <text:p text:style-name="P176">該物種的 成熟期個體 有機率 吃不飽、處在飢餓狀態。</text:p>
                                </text:list-item>
                              </text:list>
                            </text:list-item>
                            <text:list-item>
                              <text:p text:style-name="P181">假定，該物種的 每一個個體 都獲得 <text:span text:style-name="T15">100000000大卡</text:span><text:span text:style-name="T96">的 食物</text:span>。</text:p>
                              <text:list>
                                <text:list-item>
                                  <text:p text:style-name="P180">該物種的 成長期個體 有機率 浪費食物。</text:p>
                                </text:list-item>
                                <text:list-item>
                                  <text:p text:style-name="P182">該物種的 成熟期個體 有機率 吃飽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3">性別特徵型平權 有機率（反而）不平等、不平權。</text:p>
                      <text:list>
                        <text:list-item>
                          <text:p text:style-name="P184">明顯例子，假定，某一特定物種 有 男性、女性。</text:p>
                          <text:list>
                            <text:list-item>
                              <text:p text:style-name="P184">假定，某一特定物種的 成長期男性個體 每天需要<text:span text:style-name="T5">攝取</text:span><text:span text:style-name="T15">10000大卡（</text:span><text:span text:style-name="T96">熱量）</text:span>。</text:p>
                            </text:list-item>
                            <text:list-item>
                              <text:p text:style-name="P184">假定，該物種的 成熟期男性個體 每天需要<text:span text:style-name="T5">攝取</text:span><text:span text:style-name="T15">100000000大卡（</text:span><text:span text:style-name="T96">熱量）</text:span>。</text:p>
                            </text:list-item>
                            <text:list-item>
                              <text:p text:style-name="P185">假定，該物種的 每一個男性個體 都獲得 <text:span text:style-name="T15">10000大卡</text:span><text:span text:style-name="T96">的 食物</text:span>。</text:p>
                              <text:list>
                                <text:list-item>
                                  <text:p text:style-name="P184">該物種的 成長期男性個體 有機率 吃飽。</text:p>
                                </text:list-item>
                                <text:list-item>
                                  <text:p text:style-name="P184">該物種的 成熟期男性個體 有機率 吃不飽、處在飢餓狀態。</text:p>
                                </text:list-item>
                                <text:list-item>
                                  <text:p text:style-name="P184"><text:span text:style-name="T5">每一個男性(個體 都獲得 </text:span><text:span text:style-name="T15">10000大卡的 食物)</text:span><text:span text:style-name="T41"> </text:span><text:span text:style-name="T97">↔</text:span><text:span text:style-name="T41"> </text:span>性別特徵型平權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6">明顯例子，假定，某一特定物種 有 男性、女性。</text:p>
                          <text:list>
                            <text:list-item>
                              <text:p text:style-name="P187">假定，某一特定男性個體 瘦弱、沒有練過防身術。</text:p>
                            </text:list-item>
                            <text:list-item>
                              <text:p text:style-name="P187">假定，某一特定女性個體 壯碩、有練過防身術。</text:p>
                            </text:list-item>
                            <text:list-item>
                              <text:p text:style-name="P188">該男性個體 有機率（仍要）保護 該女性個體。</text:p>
                              <text:list>
                                <text:list-item>
                                  <text:p text:style-name="P189">明顯例子，雄獅 有機率要保護 雌獅、家庭。</text:p>
                                </text:list-item>
                                <text:list-item>
                                  <text:p text:style-name="P189">明顯例子，男人 有機率要保護 女人、家庭。</text:p>
                                  <text:list>
                                    <text:list-item>
                                      <text:p text:style-name="P190">明顯例子，男人 有機率要（單工、單方面）保護 女人、家庭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91">假定，該男性個體（主動）保護 該女性個體。</text:p>
                              <text:list>
                                <text:list-item>
                                  <text:p text:style-name="P189">其他個體 有機率 認定、視為 理所當然。</text:p>
                                </text:list-item>
                              </text:list>
                            </text:list-item>
                            <text:list-item>
                              <text:p text:style-name="P192">假定，該男性個體 沒有（主動）保護 該女性個體。</text:p>
                              <text:list>
                                <text:list-item>
                                  <text:p text:style-name="P191">該男性個體 有機率 被恥笑、被鄙視、被圍攻。</text:p>
                                </text:list-item>
                              </text:list>
                            </text:list-item>
                            <text:list-item>
                              <text:p text:style-name="P193">假定，該男性個體（主動、被動、被迫）攻擊 該女性個體。</text:p>
                              <text:list>
                                <text:list-item>
                                  <text:p text:style-name="P193">其他個體 有機率 制止、攻擊 該男性個體。</text:p>
                                </text:list-item>
                                <text:list-item>
                                  <text:p text:style-name="P194">其他個體 有機率 憤怒。</text:p>
                                </text:list-item>
                              </text:list>
                            </text:list-item>
                            <text:list-item>
                              <text:p text:style-name="P193">假定，該女性個體（主動、被動、被迫）攻擊 該男性個體。</text:p>
                              <text:list>
                                <text:list-item>
                                  <text:p text:style-name="P195">其他個體 有機率 不制止、不攻擊 該女性個體。</text:p>
                                </text:list-item>
                                <text:list-item>
                                  <text:p text:style-name="P196">其他個體 有機率 訕笑、取笑、看戲、無視、路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6">明顯例子，假定，某一特定物種 有 男性、女性。</text:p>
                          <text:list>
                            <text:list-item>
                              <text:p text:style-name="P196">假定，某一特定男性個體 擅長照顧 其他個體。</text:p>
                            </text:list-item>
                            <text:list-item>
                              <text:p text:style-name="P196">假定，某一特定女性個體 不擅長照顧 其他個體。</text:p>
                            </text:list-item>
                            <text:list-item>
                              <text:p text:style-name="P197">該女性個體 有機率（仍要）照顧 該男性個體。</text:p>
                              <text:list>
                                <text:list-item>
                                  <text:p text:style-name="P198">明顯例子，雌獅 有機率要照顧 雄獅、家庭。</text:p>
                                </text:list-item>
                                <text:list-item>
                                  <text:p text:style-name="P190">明顯例子，女人 有機率要照顧 男人、家庭。</text:p>
                                  <text:list>
                                    <text:list-item>
                                      <text:p text:style-name="P199">明顯例子，女人 有機率要（單工、單方面）照顧 男人、家庭。</text:p>
                                    </text:list-item>
                                    <text:list-item>
                                      <text:p text:style-name="P200">明顯例子，女人 有機率<text:span text:style-name="T5">(單工、單方面) </text:span>照顧男人、照顧小孩、做家事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01">假定，該女性個體（主動）照顧 該男性個體。</text:p>
                              <text:list>
                                <text:list-item>
                                  <text:p text:style-name="P199">其他個體 有機率 認定、視為 理所當然。</text:p>
                                </text:list-item>
                              </text:list>
                            </text:list-item>
                            <text:list-item>
                              <text:p text:style-name="P202">假定，該女性個體 沒有（主動）照顧 該男性個體。</text:p>
                              <text:list>
                                <text:list-item>
                                  <text:p text:style-name="P203">該女性個體 有機率 被恥笑、被鄙視、被圍攻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59">肉質層</text:span>健康<text:span text:style-name="T59">特徵</text:span>型平權 有機率 <text:span text:style-name="T59">平等、</text:span>平權。</text:p>
                      <text:list>
                        <text:list-item>
                          <text:p text:style-name="P204">明顯例子，假定，第一個個體、第二個個體 的 體脂肪 相同、在某一特定區間裡面。</text:p>
                          <text:list>
                            <text:list-item>
                              <text:p text:style-name="P204">假定，體脂肪 在 該區間 裡面，每天需要<text:span text:style-name="T5">攝取</text:span><text:span text:style-name="T15">10000大卡（</text:span><text:span text:style-name="T96">熱量）</text:span>。</text:p>
                              <text:list>
                                <text:list-item>
                                  <text:p text:style-name="P204">食物，第一個個體、第二個個體 擁有 相同的、一模一樣的 權力、權利。</text:p>
                                </text:list-item>
                                <text:list-item>
                                  <text:p text:style-name="P204">第一個個體、第二個個體 擁有攝取<text:span text:style-name="T15">10000大卡（</text:span><text:span text:style-name="T96">熱量）</text:span>的 權力、權利、權限。</text:p>
                                  <text:list>
                                    <text:list-item>
                                      <text:p text:style-name="P205">第一個個體、第二個個體 都獲得 <text:span text:style-name="T15">10000大卡</text:span><text:span text:style-name="T96">的 食物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06"><text:span text:style-name="T5">每一個 擁有 相同的、相同區間的 體脂肪(的個體 都獲得 </text:span><text:span text:style-name="T15">10000大卡的 食物)</text:span><text:span text:style-name="T41"> </text:span><text:span text:style-name="T97">↔</text:span><text:span text:style-name="T41"> </text:span>肉質層健康特徵型平權<text:span text:style-name="T5">。</text:span></text:p>
                                  <text:list>
                                    <text:list-item>
                                      <text:p text:style-name="P207"><text:span text:style-name="T5">(擁有 相同的、相同區間的)體脂肪(的 個體 都獲得 </text:span><text:span text:style-name="T15">10000大卡的 食物)</text:span><text:span text:style-name="T41"> </text:span><text:span text:style-name="T97">↔</text:span><text:span text:style-name="T41"> </text:span>肉質層健康特徵型平權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8">明顯例子，假定，第一個個體、第二個個體 的 體脂肪、熱量消耗 相同、在某一特定區間裡面。</text:p>
                          <text:list>
                            <text:list-item>
                              <text:p text:style-name="P209">假定，體脂肪、熱量消耗 在 該區間 裡面，每天需要<text:span text:style-name="T5">攝取</text:span><text:span text:style-name="T15">10000大卡（</text:span><text:span text:style-name="T96">熱量）</text:span>。</text:p>
                              <text:list>
                                <text:list-item>
                                  <text:p text:style-name="P208">食物，第一個個體、第二個個體 擁有 相同的、一模一樣的 權力、權利。</text:p>
                                </text:list-item>
                                <text:list-item>
                                  <text:p text:style-name="P208">第一個個體、第二個個體 擁有攝取<text:span text:style-name="T15">10000大卡（</text:span><text:span text:style-name="T96">熱量）</text:span>的 權力、權利、權限。</text:p>
                                  <text:list>
                                    <text:list-item>
                                      <text:p text:style-name="P208">第一個個體、第二個個體 都獲得 <text:span text:style-name="T15">10000大卡</text:span><text:span text:style-name="T96">的 食物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09"><text:span text:style-name="T5">每一個 擁有 相同的、相同區間的 體脂肪</text:span>、熱量消耗<text:span text:style-name="T5">(的個體 都獲得 </text:span><text:span text:style-name="T15">10000大卡的 食物)</text:span><text:span text:style-name="T41"> </text:span><text:span text:style-name="T97">↔</text:span><text:span text:style-name="T41"> </text:span>肉質層健康特徵型平權<text:span text:style-name="T5">。</text:span></text:p>
                                  <text:list>
                                    <text:list-item>
                                      <text:p text:style-name="P210"><text:span text:style-name="T5">(擁有 相同的、相同區間的)體脂肪</text:span>、熱量消耗<text:span text:style-name="T5">(的 個體 都獲得 </text:span><text:span text:style-name="T15">10000大卡的 食物)</text:span><text:span text:style-name="T41"> </text:span><text:span text:style-name="T97">↔</text:span><text:span text:style-name="T41"> </text:span>肉質層健康特徵型平權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1">明顯例子。</text:p>
                          <text:list>
                            <text:list-item>
                              <text:p text:style-name="P211">假定，第一個個體 瘦弱、沒有練過防身術。</text:p>
                            </text:list-item>
                            <text:list-item>
                              <text:p text:style-name="P211">假定，第二個個體 壯碩、有練過防身術。</text:p>
                            </text:list-item>
                            <text:list-item>
                              <text:p text:style-name="P212">第二個個體 有機率保護 第一個個體。</text:p>
                            </text:list-item>
                            <text:list-item>
                              <text:p text:style-name="P212">抽象描述，假定，第一個個體 <text:span text:style-name="T16">x</text:span><text:span text:style-name="T42">%</text:span>保護 第一個個體、第二個個體。</text:p>
                              <text:list>
                                <text:list-item>
                                  <text:p text:style-name="P213">假定，第一個個體 <text:span text:style-name="T18">y</text:span><text:span text:style-name="T42">%</text:span>保護 第一個個體。</text:p>
                                </text:list-item>
                                <text:list-item>
                                  <text:p text:style-name="P214">假定，第一個個體 <text:span text:style-name="T18">z</text:span><text:span text:style-name="T42">%</text:span>保護 第二個個體。</text:p>
                                </text:list-item>
                              </text:list>
                            </text:list-item>
                            <text:list-item>
                              <text:p text:style-name="P215">抽象描述，假定，第二個個體<text:span text:style-name="T5">（</text:span><text:span text:style-name="T16">100%-x</text:span><text:span text:style-name="T42">%）</text:span>保護 第一個個體、第二個個體。</text:p>
                              <text:list>
                                <text:list-item>
                                  <text:p text:style-name="P214">假定，第二個個體<text:span text:style-name="T5">（</text:span><text:span text:style-name="T16">100%-</text:span><text:span text:style-name="T18">y</text:span><text:span text:style-name="T42">%）</text:span>保護 第一個個體。</text:p>
                                </text:list-item>
                                <text:list-item>
                                  <text:p text:style-name="P213">假定，第二個個體<text:span text:style-name="T5">（</text:span><text:span text:style-name="T16">100%-</text:span><text:span text:style-name="T18">z</text:span><text:span text:style-name="T42">%）</text:span>保護 第二個個體。</text:p>
                                </text:list-item>
                              </text:list>
                            </text:list-item>
                            <text:list-item>
                              <text:p text:style-name="P215">抽象描述，有機率，<text:span text:style-name="T17">5</text:span><text:span text:style-name="T43">0% </text:span><text:span text:style-name="T45">&gt;</text:span><text:span text:style-name="T43"> </text:span><text:span text:style-name="T16">x</text:span><text:span text:style-name="T42">%</text:span><text:span text:style-name="T43"> </text:span><text:span text:style-name="T44">≥</text:span><text:span text:style-name="T43"> </text:span><text:span text:style-name="T17">0%</text:span>。</text:p>
                              <text:list>
                                <text:list-item>
                                  <text:p text:style-name="P212">假定，<text:span text:style-name="T16">x</text:span><text:span text:style-name="T42">% = </text:span><text:span text:style-name="T43">0%</text:span>。</text:p>
                                  <text:list>
                                    <text:list-item>
                                      <text:p text:style-name="P216">第一個個體 <text:span text:style-name="T42">不</text:span>保護<text:span text:style-name="T42"> </text:span>自己、第二個個體。</text:p>
                                    </text:list-item>
                                    <text:list-item>
                                      <text:p text:style-name="P217">第二個個體 保護<text:span text:style-name="T42"> </text:span>自己、第一個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8">明顯例子，假定，某一特定物種 有 男性、女性。</text:p>
                          <text:list>
                            <text:list-item>
                              <text:p text:style-name="P218">假定，第一個個體 擅長照顧 自己、其他個體。</text:p>
                            </text:list-item>
                            <text:list-item>
                              <text:p text:style-name="P219">假定，第二個個體 不擅長照顧 自己、其他個體。</text:p>
                            </text:list-item>
                            <text:list-item>
                              <text:p text:style-name="P219">第一個個體 有機率<text:span text:style-name="T46">照顧</text:span><text:span text:style-name="T42"> 自己、</text:span>第二個個體。</text:p>
                            </text:list-item>
                            <text:list-item>
                              <text:p text:style-name="P220">抽象描述，假定，第一個個體 <text:span text:style-name="T16">x</text:span><text:span text:style-name="T42">%</text:span><text:span text:style-name="T46">照顧</text:span><text:span text:style-name="T42"> </text:span>第一個個體、第二個個體。</text:p>
                              <text:list>
                                <text:list-item>
                                  <text:p text:style-name="P220">假定，第一個個體 <text:span text:style-name="T18">y</text:span><text:span text:style-name="T42">%</text:span><text:span text:style-name="T46">照顧</text:span> 第一個個體。</text:p>
                                </text:list-item>
                                <text:list-item>
                                  <text:p text:style-name="P220">假定，第一個個體 <text:span text:style-name="T18">z</text:span><text:span text:style-name="T42">%</text:span><text:span text:style-name="T46">照顧</text:span> 第二個個體。</text:p>
                                </text:list-item>
                              </text:list>
                            </text:list-item>
                            <text:list-item>
                              <text:p text:style-name="P220">抽象描述，假定，第二個個體<text:span text:style-name="T5">（</text:span><text:span text:style-name="T16">100%-x</text:span><text:span text:style-name="T42">%）</text:span><text:span text:style-name="T46">照顧</text:span><text:span text:style-name="T42"> </text:span>第一個個體、第二個個體。</text:p>
                              <text:list>
                                <text:list-item>
                                  <text:p text:style-name="P220">假定，第二個個體<text:span text:style-name="T5">（</text:span><text:span text:style-name="T16">100%-</text:span><text:span text:style-name="T18">y</text:span><text:span text:style-name="T42">%）</text:span><text:span text:style-name="T46">照顧</text:span> 第一個個體。</text:p>
                                </text:list-item>
                                <text:list-item>
                                  <text:p text:style-name="P220">假定，第二個個體<text:span text:style-name="T5">（</text:span><text:span text:style-name="T16">100%-</text:span><text:span text:style-name="T18">z</text:span><text:span text:style-name="T42">%）</text:span><text:span text:style-name="T46">照顧</text:span> 第二個個體。</text:p>
                                </text:list-item>
                              </text:list>
                            </text:list-item>
                            <text:list-item>
                              <text:p text:style-name="P215">抽象描述，有機率，<text:span text:style-name="T43">100% </text:span><text:span text:style-name="T44">≥</text:span><text:span text:style-name="T43"> </text:span><text:span text:style-name="T16">x</text:span><text:span text:style-name="T42">%</text:span><text:span text:style-name="T43"> </text:span><text:span text:style-name="T45">&gt;</text:span><text:span text:style-name="T43"> </text:span><text:span text:style-name="T17">50%</text:span>。</text:p>
                              <text:list>
                                <text:list-item>
                                  <text:p text:style-name="P221">假定，<text:span text:style-name="T16">x</text:span><text:span text:style-name="T42">% = </text:span><text:span text:style-name="T43">100%</text:span>。</text:p>
                                  <text:list>
                                    <text:list-item>
                                      <text:p text:style-name="P222">第一個個體 <text:span text:style-name="T46">照顧</text:span><text:span text:style-name="T42"> </text:span>第一個個體、第二個個體。</text:p>
                                    </text:list-item>
                                    <text:list-item>
                                      <text:p text:style-name="P222">第二個個體 <text:span text:style-name="T42">不</text:span><text:span text:style-name="T46">照顧</text:span><text:span text:style-name="T42"> </text:span>第一個個體、第二個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3">健康特徵型平權 有機率 平等、平權。</text:p>
                      <text:list>
                        <text:list-item>
                          <text:p text:style-name="P224">健康特徵型平權 是 健康型平權。</text:p>
                        </text:list-item>
                        <text:list-item>
                          <text:p text:style-name="P225">健康特徵型平權 的 明顯例子，肉質層、意識層、精神層 健康特徵型平權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5"><text:bookmark-start text:name="民主主義、民粹主義"/>民主主義、民粹主義<text:bookmark-end text:name="民主主義、民粹主義"/></text:p>
          <text:list>
            <text:list-item>
              <text:p text:style-name="P226">民主主義、民粹主義。</text:p>
              <text:list>
                <text:list-item>
                  <text:p text:style-name="P227">明顯例子，假定，某一特定群體 擁有<text:span text:style-name="T5"> </text:span><text:span text:style-name="T19">10000</text:span><text:span text:style-name="T98">個個體</text:span>。<text:span text:style-name="T77">{</text:span><text:span text:style-name="T79">個體 的 明顯例子，單一個體、小群體</text:span><text:span text:style-name="T77">}</text:span></text:p>
                  <text:list>
                    <text:list-item>
                      <text:p text:style-name="P228">假定<text:span text:style-name="T5">，第</text:span><text:span text:style-name="T19">1</text:span><text:span text:style-name="T98">個個體 認定，（</text:span><text:span text:style-name="T19">第1個</text:span><text:span text:style-name="T98">個體）自己（只）代表（</text:span><text:span text:style-name="T19">第1個</text:span><text:span text:style-name="T98">個體）自己</text:span>。</text:p>
                      <text:list>
                        <text:list-item>
                          <text:p text:style-name="P229">假定<text:span text:style-name="T5">，第</text:span><text:span text:style-name="T19">1</text:span><text:span text:style-name="T98">個個體 認定，自己的 意見、想法 是 自己的 意見、想法</text:span>。</text:p>
                          <text:list>
                            <text:list-item>
                              <text:p text:style-name="P233">明顯例子，假定，第<text:span text:style-name="T24">1個個體、第2個</text:span><text:span text:style-name="T99">個體的 意見、想法 不同</text:span>。</text:p>
                              <text:list>
                                <text:list-item>
                                  <text:p text:style-name="P233">假定，<text:span text:style-name="T22">第</text:span><text:span text:style-name="T26">1</text:span><text:span text:style-name="T98">個個體 認定，自己的 意見、想法 代表 自己的 意見、想法</text:span>。</text:p>
                                </text:list-item>
                                <text:list-item>
                                  <text:p text:style-name="P233">假定，<text:span text:style-name="T22">第</text:span><text:span text:style-name="T26">1</text:span><text:span text:style-name="T98">個個體 認定，自己的 意見 不代表、不取代 </text:span><text:span text:style-name="T22">第</text:span><text:span text:style-name="T24">2</text:span><text:span text:style-name="T98">個個體的 意見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4">假定，<text:span text:style-name="T22">第</text:span><text:span text:style-name="T19">1</text:span><text:span text:style-name="T98">個個體 尊重、包容、好奇知道 其他個體</text:span>。</text:p>
                          <text:list>
                            <text:list-item>
                              <text:p text:style-name="P234">明顯例子，假定，第<text:span text:style-name="T24">1個個體、第2個</text:span><text:span text:style-name="T99">個體的 意見、想法 不同</text:span>。</text:p>
                              <text:list>
                                <text:list-item>
                                  <text:p text:style-name="P235">假定，<text:span text:style-name="T22">第</text:span><text:span text:style-name="T19">1</text:span><text:span text:style-name="T98">個個體 尊重、包容 </text:span><text:span text:style-name="T22">第</text:span><text:span text:style-name="T24">2</text:span><text:span text:style-name="T98">個個體、其他個體</text:span>。</text:p>
                                </text:list-item>
                                <text:list-item>
                                  <text:p text:style-name="P235">假定，<text:span text:style-name="T22">第</text:span><text:span text:style-name="T19">1</text:span><text:span text:style-name="T98">個個體 尊重、包容 </text:span><text:span text:style-name="T22">第</text:span><text:span text:style-name="T24">2</text:span><text:span text:style-name="T98">個個體的 意見、想法</text:span>。</text:p>
                                </text:list-item>
                                <text:list-item>
                                  <text:p text:style-name="P235">假定，<text:span text:style-name="T22">第</text:span><text:span text:style-name="T19">1</text:span><text:span text:style-name="T98">個個體 尊重、包容 </text:span><text:span text:style-name="T22">第</text:span><text:span text:style-name="T24">2</text:span><text:span text:style-name="T98">個個體的 認定、信念、投影世界觀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8"><text:span text:style-name="T4">第</text:span><text:span text:style-name="T47">1</text:span><text:span text:style-name="T98">個個體 是 </text:span>民主主義的 <text:span text:style-name="T98">個體</text:span>。</text:p>
                          <text:list>
                            <text:list-item>
                              <text:p text:style-name="P228">抽象例子，光譜分布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8">假定<text:span text:style-name="T5">，第</text:span><text:span text:style-name="T20">2</text:span><text:span text:style-name="T98">個個體 認定，（</text:span><text:span text:style-name="T19">第</text:span><text:span text:style-name="T21">2</text:span><text:span text:style-name="T19">個</text:span><text:span text:style-name="T98">個體）自己 代表 該群體</text:span>。</text:p>
                      <text:list>
                        <text:list-item>
                          <text:p text:style-name="P229">假定<text:span text:style-name="T5">，第</text:span><text:span text:style-name="T20">2</text:span><text:span text:style-name="T98">個個體 認定，自己的 意見、想法 是 該群體的 意見、想法</text:span>。</text:p>
                          <text:list>
                            <text:list-item>
                              <text:p text:style-name="P233">明顯例子，假定，第<text:span text:style-name="T24">1個個體、第2個</text:span><text:span text:style-name="T99">個體的 意見、想法 不同</text:span>。</text:p>
                              <text:list>
                                <text:list-item>
                                  <text:p text:style-name="P233">假定，<text:span text:style-name="T22">第</text:span><text:span text:style-name="T25">2</text:span><text:span text:style-name="T98">個個體 認定，自己的 意見、想法 代表 自己的 意見、想法</text:span>。</text:p>
                                </text:list-item>
                                <text:list-item>
                                  <text:p text:style-name="P233">假定，<text:span text:style-name="T22">第</text:span><text:span text:style-name="T25">2</text:span><text:span text:style-name="T98">個個體 認定，自己的 意見 代表、取代 </text:span><text:span text:style-name="T22">第</text:span><text:span text:style-name="T25">1</text:span><text:span text:style-name="T98">個個體的 意見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6">假定，<text:span text:style-name="T22">第</text:span><text:span text:style-name="T23">2</text:span><text:span text:style-name="T98">個個體 攻擊、傷害、信念戰爭 其他個體</text:span>。</text:p>
                          <text:list>
                            <text:list-item>
                              <text:p text:style-name="P237">明顯例子，假定，第<text:span text:style-name="T24">1個個體、第2個</text:span><text:span text:style-name="T99">個體的 意見、想法 不同</text:span>。</text:p>
                              <text:list>
                                <text:list-item>
                                  <text:p text:style-name="P235">假定，<text:span text:style-name="T22">第</text:span><text:span text:style-name="T25">2</text:span><text:span text:style-name="T98">個個體 攻擊、傷害 </text:span><text:span text:style-name="T22">第</text:span><text:span text:style-name="T25">1</text:span><text:span text:style-name="T98">個個體、其他個體</text:span>。</text:p>
                                </text:list-item>
                                <text:list-item>
                                  <text:p text:style-name="P236">假定，<text:span text:style-name="T22">第</text:span><text:span text:style-name="T25">2</text:span><text:span text:style-name="T98">個個體 攻擊、傷害 </text:span><text:span text:style-name="T22">第</text:span><text:span text:style-name="T25">1</text:span><text:span text:style-name="T98">個個體的 意見、想法</text:span>。</text:p>
                                </text:list-item>
                                <text:list-item>
                                  <text:p text:style-name="P236">假定，<text:span text:style-name="T22">第</text:span><text:span text:style-name="T25">2</text:span><text:span text:style-name="T98">個個體 攻擊、傷害 </text:span><text:span text:style-name="T22">第</text:span><text:span text:style-name="T25">1</text:span><text:span text:style-name="T98">個個體的 認定、信念、投影世界觀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8"><text:span text:style-name="T4">第</text:span><text:span text:style-name="T48">2</text:span><text:span text:style-name="T98">個個體 是 民粹主義的 個體</text:span>。</text:p>
                          <text:list>
                            <text:list-item>
                              <text:p text:style-name="P228">抽象例子，（高亮度的）單光 遮住、擋住 其他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4T15:57:15.765000000</dc:date>
    <meta:editing-duration>P17DT18H11M12S</meta:editing-duration>
    <meta:editing-cycles>16228</meta:editing-cycles>
    <meta:document-statistic meta:table-count="0" meta:image-count="0" meta:object-count="0" meta:page-count="1" meta:paragraph-count="532" meta:word-count="12914" meta:character-count="15026" meta:non-whitespace-character-count="13842"/>
  </office:meta>
</office:document-meta>
</file>